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9118in" fo:break-before="auto" style:use-optimal-row-height="fals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0.3626in" fo:break-before="auto" style:use-optimal-row-height="true"/>
    </style:style>
    <style:style style:name="ro27" style:family="table-row">
      <style:table-row-properties style:row-height="0.3937in" fo:break-before="auto" style:use-optimal-row-height="false"/>
    </style:style>
    <style:style style:name="ro28" style:family="table-row">
      <style:table-row-properties style:row-height="2.507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1.1189in" fo:break-before="auto" style:use-optimal-row-height="false"/>
    </style:style>
    <style:style style:name="ro32" style:family="table-row">
      <style:table-row-properties style:row-height="0.611in" fo:break-before="auto" style:use-optimal-row-height="fals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1.078in" fo:break-before="auto" style:use-optimal-row-height="true"/>
    </style:style>
    <style:style style:name="ro35" style:family="table-row">
      <style:table-row-properties style:row-height="1.2638in" fo:break-before="auto" style:use-optimal-row-height="false"/>
    </style:style>
    <style:style style:name="ro36" style:family="table-row">
      <style:table-row-properties style:row-height="2.0102in" fo:break-before="auto" style:use-optimal-row-height="true"/>
    </style:style>
    <style:style style:name="ro37" style:family="table-row">
      <style:table-row-properties style:row-height="1.3681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08in solid #000000"/>
      <style:text-properties style:use-window-font-color="true" fo:font-weight="bold"/>
    </style:style>
    <style:style style:name="ce84" style:family="table-cell" style:parent-style-name="Default">
      <style:table-cell-properties fo:border="0.0008in solid #000000"/>
      <style:text-properties style:use-window-font-color="true" style:font-name="Arial"/>
    </style:style>
    <style:style style:name="ce85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bold"/>
    </style:style>
    <style:style style:name="ce88" style:family="table-cell" style:parent-style-name="Default">
      <style:table-cell-properties fo:border="0.0008in solid #000000"/>
      <style:text-properties style:font-name="Arial" fo:font-weight="normal"/>
    </style:style>
    <style:style style:name="ce8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="0.0008in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fo:wrap-option="wrap"/>
      <style:text-properties style:font-name="Arial" fo:font-size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font-name="Arial" fo:font-size="10pt"/>
    </style:style>
    <style:style style:name="ce11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2" style:family="table-cell" style:parent-style-name="Default">
      <style:text-properties fo:color="#ff0000" style:font-name="Arial" fo:font-size="10pt"/>
    </style:style>
    <style:style style:name="ce14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4" style:family="table-cell" style:parent-style-name="Default">
      <style:table-cell-properties fo:background-color="#ffffff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5" style:family="table-cell" style:parent-style-name="Default">
      <style:table-cell-properties fo:border="0.0008in solid #000000"/>
      <style:text-properties style:font-name="Arial" fo:font-size="10pt"/>
    </style:style>
    <style:style style:name="ce216" style:family="table-cell" style:parent-style-name="Default">
      <style:table-cell-properties fo:background-color="transparent"/>
      <style:text-properties style:font-name="Arial" fo:font-size="10pt"/>
    </style:style>
    <style:style style:name="ce217" style:family="table-cell" style:parent-style-name="Default">
      <style:table-cell-properties fo:wrap-option="wrap" style:vertical-align="top"/>
      <style:text-properties style:font-name="Arial" fo:font-size="10pt"/>
    </style:style>
    <style:style style:name="ce218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0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6" style:family="table-cell" style:parent-style-name="Default">
      <style:table-cell-properties style:vertical-align="top"/>
    </style:style>
    <style:style style:name="ce227" style:family="table-cell" style:parent-style-name="Default">
      <style:table-cell-properties style:vertical-align="top"/>
      <style:text-properties style:font-name="Arial" fo:font-size="10pt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fo:border="0.0008in solid #000000"/>
      <style:text-properties fo:font-size="14pt" fo:font-weight="bold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ext-properties fo:font-weight="bold" style:font-weight-asian="bold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size="10pt"/>
    </style:style>
    <style:style style:name="T8" style:family="text">
      <style:text-properties style:use-window-font-color="true"/>
    </style:style>
    <style:style style:name="T9" style:family="text">
      <style:text-properties fo:font-weight="bold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Port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ortal Applicatio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6:Dashboard.C6])" office:value-type="float" office:value="0">
            <text:p>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Write new test cases based on portal 2.5</text:p>
          </table:table-cell>
          <table:table-cell table:style-name="ce32" office:value-type="string">
            <text:p>minh.nguyen</text:p>
          </table:table-cell>
          <table:table-cell table:style-name="ce3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0.1</text:p>
          </table:table-cell>
          <table:table-cell table:style-name="ce28" office:value-type="string">
            <text:p>Update many case 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0.2</text:p>
          </table:table-cell>
          <table:table-cell table:style-name="ce28" office:value-type="string">
            <text:p>Update some case base on Sprint 7 and some new case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0.3</text:p>
          </table:table-cell>
          <table:table-cell table:style-name="ce29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0.4</text:p>
          </table:table-cell>
          <table:table-cell table:style-name="ce28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/>
          <table:table-cell table:style-name="ce29" office:value-type="string">
            <text:p>Keep all test cases of portal 2.6 s10 for Tcs of portal 2.6 s11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/>
          <table:table-cell table:style-name="ce29" office:value-type="string">
            <text:p>Keep all test cases of portal 2.6 s11 for Tcs of portal 2.6 s12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/>
          <table:table-cell table:style-name="ce29" office:value-type="string">
            <text:p>Keep all test cases of portal 2.6 s12 for Tcs of portal 2.6 s13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/>
          <table:table-cell table:style-name="ce29" office:value-type="string">
            <text:p>Keep all test cases of portal 2.6 s12 for Tcs of portal 2.6 s14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2" office:value-type="string">
            <text:p>1.0.5</text:p>
          </table:table-cell>
          <table:table-cell table:style-name="ce30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2"/>
          <table:table-cell table:style-name="ce22" office:value-type="string">
            <text:p>PLT_07_03_001: GA1 does not exist</text:p>
          </table:table-cell>
          <table:table-cell table:style-name="ce32" office:value-type="string">
            <text:p>hang.nguyen</text:p>
          </table:table-cell>
          <table:table-cell table:style-name="ce33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/>
          <table:table-cell table:style-name="ce22"/>
          <table:table-cell table:style-name="ce30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3"/>
          <table:table-cell table:style-name="ce23"/>
          <table:table-cell table:style-name="ce31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4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1" office:value-type="string" table:number-columns-spanned="2" table:number-rows-spanned="1">
            <text:p>Portal Basic Portlets Check List</text:p>
            <text:p><text:span text:style-name="T7">Based on Product version:</text:span></text:p>
          </table:table-cell>
          <table:covered-table-cell table:style-name="ce55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12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1"/>
          <table:table-cell/>
        </table:table-row>
        <table:table-row table:style-name="ro11">
          <table:table-cell table:style-name="ce44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8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24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9</text:p>
          </table:table-cell>
          <table:table-cell table:style-name="ce56" office:value-type="string">
            <text:p>Create new account when First Name starts with underscore, <text:span text:style-name="T8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4</text:p>
          </table:table-cell>
          <table:table-cell table:style-name="ce56" office:value-type="string">
            <text:p><text:span text:style-name="T9">Add new group when Group Name </text:span><text:span text:style-name="T9">starts with underscore, </text:span><text:span text:style-name="T10">dash</text:span><text:span text:style-name="T9"> and </text:span><text:span text:style-name="T9">dot</text:span>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87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4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5.7917in" table:end-y="0.0031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Major</text:p>
          </table:table-cell>
          <table:table-cell table:style-name="ce86"/>
          <table:table-cell table:style-name="ce92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7"/>
          <table:table-cell table:style-name="ce86"/>
          <table:table-cell/>
        </table:table-row>
        <table:table-row table:style-name="ro11">
          <table:table-cell table:style-name="ce46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8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6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4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72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9])" office:value-type="float" office:value="26" table:number-columns-spanned="3" table:number-rows-spanned="1">
            <text:p>26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103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New Staff page from </text:span><text:span text:style-name="T8">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9">Sav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</text:span><text:span text:style-name="T16">as the first (e.g: 1brice.revenant or </text:span><text:span text:style-name="T16">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3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- Click <text:span text:style-name="T9">Sav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9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9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First Name start with <text:s/></text:span><text:span text:style-name="T8">underscore, dash and dot</text:span>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Last Name start with </text:span><text:span text:style-name="T8">underscore, dash and dot</text:span>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9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9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5" office:value-type="string">
            <text:p>PLT_01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New Staff page from </text:span><text:span text:style-name="T8">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5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5];6;1)&gt;MID([.F64];6;1);[.C64];[.C64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6])" office:value-type="float" office:value="25" table:number-columns-spanned="3" table:number-rows-spanned="1">
            <text:p>25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Account register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</text:span><text:span text:style-name="T18">Register</text:span><text:span text:style-name="T8"> link on the top right</text:span>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9">Subscrib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24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24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24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9">Subscrib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24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24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24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</text:span><text:span text:style-name="T16">as the first (e.g: 1brice.revenant or </text:span><text:span text:style-name="T16">_allitest)</text:span>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24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24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24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9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9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24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24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24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24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24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24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24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24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24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First Name start with <text:s/></text:span><text:span text:style-name="T8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24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Last Name start with </text:span><text:span text:style-name="T8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24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24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24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24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24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1];6;1)&gt;MID([.F60];6;1);&quot;&quot;;MAX([.A$7:.A6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9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2];6;1)&gt;MID([.F61];6;1);&quot;&quot;;MAX([.A$7:.A61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9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3"/>
        <table:table-column table:style-name="co8" table:default-cell-style-name="ce124"/>
        <table:table-column table:style-name="co18" table:default-cell-style-name="ce125"/>
        <table:table-column table:style-name="co19" table:default-cell-style-name="ce125"/>
        <table:table-column table:style-name="co15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0" table:default-cell-style-name="ce125"/>
        <table:table-column table:style-name="co23" table:default-cell-style-name="ce125"/>
        <table:table-column table:style-name="co24" table:default-cell-style-name="ce125"/>
        <table:table-column table:style-name="co10" table:number-columns-repeated="6" table:default-cell-style-name="ce125"/>
        <table:table-column table:style-name="co10" table:number-columns-repeated="239" table:default-cell-style-name="ce93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7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/>
          <table:table-cell table:style-name="ce93" table:number-columns-repeated="5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22">
          <table:table-cell table:style-name="ce95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08" office:value-type="string">
            <text:p>Step 1: Show User management form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<text:span text:style-name="T17"> form is </text:span><text:span text:style-name="T17">shown, includes:</text:span></text:p>
            <text:p>-<text:span text:style-name="T19"> User Management</text:span><text:span text:style-name="T17"> is chosen as </text:span><text:span text:style-name="T17">default, existing users list is shown </text:span><text:span text:style-name="T17">properly</text:span></text:p>
            <text:p><text:span text:style-name="T17">- </text:span><text:span text:style-name="T9">Group Management</text:span></text:p>
            <text:p><text:span text:style-name="T9">- Membership Management</text:span></text:p>
            <text:p><text:span text:style-name="T17"/></text:p>
          </table:table-cell>
          <table:table-cell table:style-name="ce108" office:value-type="string">
            <text:p>Minor</text:p>
          </table:table-cell>
          <table:table-cell table:style-name="ce138"/>
          <table:table-cell table:style-name="ce108" table:number-columns-repeated="6"/>
          <table:table-cell table:style-name="ce115"/>
          <table:table-cell table:style-name="ce141"/>
          <table:table-cell table:number-columns-repeated="238"/>
        </table:table-row>
        <table:table-row table:style-name="ro20">
          <table:table-cell table:style-name="ce96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3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08" office:value-type="string">
            <text:p>Step 1: Register new user</text:p>
          </table:table-cell>
          <table:table-cell table:style-name="ce108" office:value-type="string">
            <text:p>Register new valid user on New Staff page <text:a xlink:href="#creat_new_account">[detail]</text:a></text:p>
          </table:table-cell>
          <table:table-cell table:style-name="ce108" office:value-type="string">
            <text:p>New user is register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ing users list after registering new one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New user is updated into existing users list (click Quick Search icon to see the update)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3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08" office:value-type="string">
            <text:p>Step 1: Create users</text:p>
          </table:table-cell>
          <table:table-cell table:style-name="ce108" office:value-type="string">
            <text:p>Create some new valid users on Register page</text:p>
          </table:table-cell>
          <table:table-cell table:style-name="ce108" office:value-type="string">
            <text:p>Users are creat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e pages in users list after registering users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- Users list divided in pages, 10 users/page</text:p>
            <text:p>- Total page is shown properly</text:p>
            <text:p>- If there's only 1 page for users list, <text:span text:style-name="T9">Back 10 pages, Previous Page, Next </text:span><text:span text:style-name="T9">Page, Next 10 pages </text:span><text:span text:style-name="T17">are disable</text:span></text:p>
            <text:p>- If total page less than 11, <text:span text:style-name="T9">Next 10 </text:span><text:span text:style-name="T9">Pages</text:span> icon is disable</text:p>
            <text:p>- If there's no page before/after current selecting page, <text:span text:style-name="T9">Previous/Next page</text:span> icon is disable</text:p>
            <text:p>- If the number of pages from current selecting page to the first/last page less than 10, <text:span text:style-name="T9">Back/Next 10 pages</text:span><text:span text:style-name="T17"> </text:span><text:span text:style-name="T17">icon will be disable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3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2: Check showing users list in next page of current page</text:p>
          </table:table-cell>
          <table:table-cell table:style-name="ce108" office:value-type="string">
            <text:p>Click <text:span text:style-name="T9">Next Page </text:span><text:span text:style-name="T17">icon</text:span></text:p>
          </table:table-cell>
          <table:table-cell table:style-name="ce108" office:value-type="string">
            <text:p>- Next 10 users from previous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3: Check showing user list in previous page of current page</text:p>
          </table:table-cell>
          <table:table-cell table:style-name="ce108" office:value-type="string">
            <text:p>Click <text:span text:style-name="T9">Previous Page</text:span> icon</text:p>
          </table:table-cell>
          <table:table-cell table:style-name="ce108" office:value-type="string">
            <text:p>- Previous 10 users from current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4: Check showing users list in Next 10 pages</text:p>
          </table:table-cell>
          <table:table-cell table:style-name="ce108" office:value-type="string">
            <text:p>- Select 1 page (<text:span text:style-name="T9">Next 10 pages </text:span><text:span text:style-name="T17">icon</text:span> is high light)</text:p>
            <text:p>- Click <text:span text:style-name="T9">Next 10 pages</text:span><text:span text:style-name="T17"> icon</text:span></text:p>
          </table:table-cell>
          <table:table-cell table:style-name="ce132" office:value-type="string">
            <text:p>10 users at page No: current selecting page +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5: Check showing users list in Next 10 pages</text:p>
          </table:table-cell>
          <table:table-cell table:style-name="ce108" office:value-type="string">
            <text:p>- Select 1 page (<text:span text:style-name="T9">Back 10 pages</text:span> icon is high light)</text:p>
            <text:p>- Click <text:span text:style-name="T9">Back 10 pages </text:span><text:span text:style-name="T17">icon</text:span></text:p>
          </table:table-cell>
          <table:table-cell table:style-name="ce132" office:value-type="string">
            <text:p>10 users at page No: current selecting page -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6: Check showing users list of specific selected page</text:p>
          </table:table-cell>
          <table:table-cell table:style-name="ce108" office:value-type="string">
            <text:p>Select a specific page number</text:p>
          </table:table-cell>
          <table:table-cell table:style-name="ce132" office:value-type="string">
            <text:p>Users at that page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out any searching keyword</text:p>
          </table:table-cell>
          <table:table-cell table:style-name="ce108" office:value-type="string">
            <text:p>Step 2: Check Search function without any searching keyword</text:p>
          </table:table-cell>
          <table:table-cell table:style-name="ce108" office:value-type="string">
            <text:p>- Leave Search text field blank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all registered existing users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103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2: Do search when search keyword does not exist</text:p>
          </table:table-cell>
          <table:table-cell table:style-name="ce108" office:value-type="string">
            <text:p>- Input text to search into Search text box (that does not match any existing value with all search type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6">
          <table:table-cell table:style-name="ce96" table:formula="oooc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3: Do search when search keyword matches un-selected search type</text:p>
          </table:table-cell>
          <table:table-cell table:style-name="ce10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103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9">Search</text:span> icon</text:p>
          </table:table-cell>
          <table:table-cell table:style-name="ce111" office:value-type="string">
            <text:p>Return all registered existing users that match search keyword &amp; search type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103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ooc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-completed word when searching keyword matches existing user(s)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9">Search</text:span> icon</text:p>
          </table:table-cell>
          <table:table-cell table:style-name="ce108" office:value-type="string">
            <text:p>Return all registered existing users in list that match search keyword and search typ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103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2: Remove user</text:p>
          </table:table-cell>
          <table:table-cell table:style-name="ce108" office:value-type="string">
            <text:p>- Return to show all users list</text:p>
            <text:p>- Remove an user from users list</text:p>
          </table:table-cell>
          <table:table-cell table:style-name="ce108" office:value-type="string">
            <text:p>Deleted user is removed from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3: Search deleted user</text:p>
          </table:table-cell>
          <table:table-cell table:style-name="ce108" office:value-type="string">
            <text:p>- Input search keyword that matches deleted user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103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2_02</text:p>
          </table:table-cell>
          <table:table-cell table:style-name="ce103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 completed word but has * to find the right or left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103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key word includes special characters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user list with message: No result found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Click <text:span text:style-name="T9">Edit user</text:span> icon of a specific user from list</text:p>
          </table:table-cell>
          <table:table-cell table:style-name="ce108" office:value-type="string">
            <text:p>Informations of corresponding user are shown with 3 tabs, Account Infor is select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3: Check displaying <text:span text:style-name="T9">Account </text:span><text:span text:style-name="T9">Infor</text:span> tab</text:p>
          </table:table-cell>
          <table:table-cell table:style-name="ce108" office:value-type="string">
            <text:p>Select <text:span text:style-name="T9">Account Infor</text:span> tab</text:p>
          </table:table-cell>
          <table:table-cell table:style-name="ce10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9">New Password </text:span><text:span text:style-name="T17">and </text:span><text:span text:style-name="T9">Confirm </text:span><text:span text:style-name="T9">New Password</text:span><text:span text:style-name="T17"> are shown only when </text:span><text:span text:style-name="T9">Change Password </text:span><text:span text:style-name="T17">option is checked, </text:span><text:span text:style-name="T17">otherwise, they're hidden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4: Check displaying <text:span text:style-name="T9">User </text:span><text:span text:style-name="T9">Profiles</text:span> tab</text:p>
          </table:table-cell>
          <table:table-cell table:style-name="ce108" office:value-type="string">
            <text:p>Select <text:span text:style-name="T9">User Profile</text:span></text:p>
          </table:table-cell>
          <table:table-cell table:style-name="ce108" office:value-type="string">
            <text:p>- <text:span text:style-name="T9">Profile Infor</text:span> is displayed with current values as default</text:p>
            <text:p>- <text:span text:style-name="T9">Home Infor</text:span> <text:span text:style-name="T17">is displayed if this option </text:span><text:span text:style-name="T17">is selected</text:span></text:p>
            <text:p><text:span text:style-name="T17">- </text:span><text:span text:style-name="T9">Business Infor</text:span><text:span text:style-name="T17"> is displayed if this </text:span><text:span text:style-name="T17">option is selec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5: Check displaying <text:span text:style-name="T9">User </text:span><text:span text:style-name="T9">Membership</text:span> tab</text:p>
          </table:table-cell>
          <table:table-cell table:style-name="ce108" office:value-type="string">
            <text:p>Select <text:span text:style-name="T9">User Membership </text:span><text:span text:style-name="T17">tab</text:span></text:p>
          </table:table-cell>
          <table:table-cell table:style-name="ce10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103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2: Edit with blank First Name</text:p>
          </table:table-cell>
          <table:table-cell table:style-name="ce108" office:value-type="string">
            <text:p>- Clear current value of First Name (leave blank)</text:p>
            <text:p>- Click <text:span text:style-name="T9">Save</text:span></text:p>
          </table:table-cell>
          <table:table-cell table:style-name="ce108" office:value-type="string">
            <text:p>Show message alerts First Name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3: Edit with First Name contains special characters in the middle</text:p>
          </table:table-cell>
          <table:table-cell table:style-name="ce108" office:value-type="string">
            <text:p>- Change current value of First Name with special characters (not alpha, digit, underscore and dot)</text:p>
            <text:p>- Click <text:span text:style-name="T9">Save</text:span></text:p>
          </table:table-cell>
          <table:table-cell table:style-name="ce108" office:value-type="string">
            <text:p>Show message alerts Fir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4: Edit with First Name starts with invalid characters</text:p>
          </table:table-cell>
          <table:table-cell table:style-name="ce108" office:value-type="string">
            <text:p>- Change current value of First Name with special character as the first (digit, underscore, dot, dash, @#$%^&amp;)</text:p>
            <text:p>- Click <text:span text:style-name="T9">Save</text:span></text:p>
          </table:table-cell>
          <table:table-cell table:style-name="ce111" office:value-type="string">
            <text:p>Show message alerts Fir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5: Edit with Fir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9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6: Edit with First Name contains space</text:p>
          </table:table-cell>
          <table:table-cell table:style-name="ce108" office:value-type="string">
            <text:p>- Change current value of First Name contains space (e.g: Brice Revenan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7: Edit with valid value for First Name</text:p>
          </table:table-cell>
          <table:table-cell table:style-name="ce108" office:value-type="string">
            <text:p>- Change current value of First Name with valid characters (alpha, digit, underscore, do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8: Edit with First Name start with number</text:p>
          </table:table-cell>
          <table:table-cell table:style-name="ce108" office:value-type="string">
            <text:p>- Change current value of First Name with number</text:p>
            <text:p>- Click <text:span text:style-name="T9">Save</text:span></text:p>
          </table:table-cell>
          <table:table-cell table:style-name="ce111" office:value-type="string">
            <text:p>Show message alerts Fir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103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Account Infor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2: Edit with blank Last Name</text:p>
          </table:table-cell>
          <table:table-cell table:style-name="ce108" office:value-type="string">
            <text:p>- Clear current value of Last Name (leave blank)</text:p>
            <text:p>- Click <text:span text:style-name="T9">Save</text:span></text:p>
          </table:table-cell>
          <table:table-cell table:style-name="ce108" office:value-type="string">
            <text:p>Show message alerts Last Name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3: Edit with Last Name contains special characters in the middle</text:p>
          </table:table-cell>
          <table:table-cell table:style-name="ce108" office:value-type="string">
            <text:p>- Change current value of Last Name with special characters (not alpha, digit, underscore and dot)</text:p>
            <text:p>- Click <text:span text:style-name="T9">Save</text:span></text:p>
          </table:table-cell>
          <table:table-cell table:style-name="ce108" office:value-type="string">
            <text:p>Show message alerts La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4: Edit with Last Name starts with invalid characters</text:p>
          </table:table-cell>
          <table:table-cell table:style-name="ce108" office:value-type="string">
            <text:p>- Change current value of Last Name with special character as the first (digit, underscore, dot, dash, @#$%^&amp;)</text:p>
            <text:p>- Click <text:span text:style-name="T9">Save</text:span></text:p>
          </table:table-cell>
          <table:table-cell table:style-name="ce111" office:value-type="string">
            <text:p>Show message alerts La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5: Edit with La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9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6: Edit with Last Name contains space</text:p>
          </table:table-cell>
          <table:table-cell table:style-name="ce108" office:value-type="string">
            <text:p>- Change current value of Last Name contains space (e.g: Brice Revenan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7: Edit with valid value for Last Name</text:p>
          </table:table-cell>
          <table:table-cell table:style-name="ce108" office:value-type="string">
            <text:p>- Change current value of Last Name with valid characters (alpha, digit, underscore, do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8: Edit with Last Name start with number</text:p>
          </table:table-cell>
          <table:table-cell table:style-name="ce108" office:value-type="string">
            <text:p>- Change current value of Last Name with number</text:p>
            <text:p>- Click <text:span text:style-name="T9">Save</text:span></text:p>
          </table:table-cell>
          <table:table-cell table:style-name="ce111" office:value-type="string">
            <text:p>Show message alerts La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103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2: Edit email with invalid format</text:p>
          </table:table-cell>
          <table:table-cell table:style-name="ce108" office:value-type="string">
            <text:p>- Change current value of Email with invalid format</text:p>
            <text:p>- Click <text:span text:style-name="T9">Save</text:span></text:p>
          </table:table-cell>
          <table:table-cell table:style-name="ce108" office:value-type="string">
            <text:p>Show message alerts email is invali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3: Edit with blank Email</text:p>
          </table:table-cell>
          <table:table-cell table:style-name="ce108" office:value-type="string">
            <text:p>- Leave current Email blank</text:p>
            <text:p>- Click <text:span text:style-name="T9">Save</text:span></text:p>
          </table:table-cell>
          <table:table-cell table:style-name="ce108" office:value-type="string">
            <text:p>Show message alerts Email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4: Edit with valid email</text:p>
          </table:table-cell>
          <table:table-cell table:style-name="ce108" office:value-type="string">
            <text:p>- Change current value of Email with valid value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103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2: Showing fields to input new password</text:p>
          </table:table-cell>
          <table:table-cell table:style-name="ce108" office:value-type="string">
            <text:p>Check <text:span text:style-name="T9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3: Edit with blank New Password</text:p>
          </table:table-cell>
          <table:table-cell table:style-name="ce13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9">Save</text:span></text:p>
          </table:table-cell>
          <table:table-cell table:style-name="ce111" office:value-type="string">
            <text:p>Show message alerts New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4: Edit with New Password/Confirm Password less than 6 characters</text:p>
          </table:table-cell>
          <table:table-cell table:style-name="ce111" office:value-type="string">
            <text:p>- Input valid current Password</text:p>
            <text:p>- Leave less than 6 characters for New Password &amp; Confirm Password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5: Edit with New Password/Confirm Password over 30 characters</text:p>
          </table:table-cell>
          <table:table-cell table:style-name="ce111" office:value-type="string">
            <text:p>- Input valid current Password</text:p>
            <text:p>- Leave over 30 characters for New Password &amp; Confirm Password</text:p>
            <text:p>- Click <text:span text:style-name="T9">Save</text:span></text:p>
          </table:table-cell>
          <table:table-cell table:style-name="ce111" office:value-type="string">
            <text:p>Show message alerts Password/Confirm Password can not be over 30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6: Edit with New Password &amp; Confirm Password are not the same</text:p>
          </table:table-cell>
          <table:table-cell table:style-name="ce11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7: Edit when copy from New Password and paste to Confirm Password field</text:p>
          </table:table-cell>
          <table:table-cell table:style-name="ce111" office:value-type="string">
            <text:p>- Input valid value for New Password</text:p>
            <text:p>- Copy value from New Password and paste to Confirm Password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8: Edit with blank Confirm New Password</text:p>
          </table:table-cell>
          <table:table-cell table:style-name="ce11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9">Save</text:span></text:p>
          </table:table-cell>
          <table:table-cell table:style-name="ce111" office:value-type="string">
            <text:p>Show message alerts Confirm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9: Edit password with valid values</text:p>
          </table:table-cell>
          <table:table-cell table:style-name="ce111" office:value-type="string">
            <text:p>- Input valid values for Current Password, New Password, Confirm Password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103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Community Management 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Account Infor form</text:p>
            <text:p>- Click Cancel</text:p>
          </table:table-cell>
          <table:table-cell table:style-name="ce111" office:value-type="string">
            <text:p>Account Infor form is close and return to User Management form.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103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11" office:value-type="string">
            <text:p>Step 2: Change normal User Profile information</text:p>
          </table:table-cell>
          <table:table-cell table:style-name="ce108" office:value-type="string">
            <text:p>- Change current values in User Profile (except Language)</text:p>
            <text:p>- Click <text:span text:style-name="T9">Save</text:span></text:p>
          </table:table-cell>
          <table:table-cell table:style-name="ce108" office:value-type="string">
            <text:p>New changes are saved for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28" office:value-type="string">
            <text:p>Step 3: Change displaying language for user</text:p>
          </table:table-cell>
          <table:table-cell table:style-name="ce108" office:value-type="string">
            <text:p>- In Edit User Profile form: Select new language</text:p>
            <text:p>- Click <text:span text:style-name="T9">Save</text:span></text:p>
          </table:table-cell>
          <table:table-cell table:style-name="ce10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103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1" office:value-type="string">
            <text:p>Account Infor form is close and return to User Management form. No change is sav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103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9">OK</text:span> to confirm</text:p>
          </table:table-cell>
          <table:table-cell table:style-name="ce108" office:value-type="string">
            <text:p>Corresponding role is removed from list of edited us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28" office:value-type="string">
            <text:p>Step 3: Check group's members list after remove a role of user</text:p>
          </table:table-cell>
          <table:table-cell table:style-name="ce108" office:value-type="string">
            <text:p>- Select <text:span text:style-name="T9">Group Management</text:span> tab</text:p>
            <text:p>- Select group that edited user belongs to</text:p>
          </table:table-cell>
          <table:table-cell table:style-name="ce10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103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out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9">Cancel </text:span><text:span text:style-name="T17">in</text:span> confirm message</text:p>
          </table:table-cell>
          <table:table-cell table:style-name="ce108" office:value-type="string">
            <text:p>Nothing is delet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9">Delete user</text:span> icon of a specific user from list</text:p>
            <text:p>- Click <text:span text:style-name="T9">OK</text:span> to confirm</text:p>
          </table:table-cell>
          <table:table-cell table:style-name="ce108" office:value-type="string">
            <text:p>This user is removed from system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3: Check deleted user in <text:s/>group</text:p>
          </table:table-cell>
          <table:table-cell table:style-name="ce108" office:value-type="string">
            <text:p>- Select Group Management tab - Select group that deleted user belonged to</text:p>
          </table:table-cell>
          <table:table-cell table:style-name="ce108" office:value-type="string">
            <text:p>Deleted user is no more displayed in this group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4: Sign in by deleted account</text:p>
          </table:table-cell>
          <table:table-cell table:style-name="ce108" office:value-type="string">
            <text:p>Use username &amp; password of deleted user to sign in</text:p>
          </table:table-cell>
          <table:table-cell table:style-name="ce108" office:value-type="string">
            <text:p>Show message alerts this username/password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103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9">Delete user</text:span> icon of a specific user from list</text:p>
            <text:p>- Click <text:span text:style-name="T9">Cancel </text:span><text:span text:style-name="T17">in</text:span> confirm message</text:p>
          </table:table-cell>
          <table:table-cell table:style-name="ce108" office:value-type="string">
            <text:p><text:span text:style-name="T8">- Message is closed</text:span></text:p>
            <text:p><text:span text:style-name="T8">- Nothing is dele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103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2: Search user</text:p>
          </table:table-cell>
          <table:table-cell table:style-name="ce108" office:value-type="string">
            <text:p>- Input search keyword that matches existing user </text:p>
            <text:p>- Choose Search type</text:p>
            <text:p>- Click <text:span text:style-name="T9">Search</text:span> icon</text:p>
          </table:table-cell>
          <table:table-cell table:style-name="ce108" office:value-type="string">
            <text:p>- Matched users are displayed in search result</text:p>
            <text:p>- There's option to delete/edit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3: Delete user</text:p>
          </table:table-cell>
          <table:table-cell table:style-name="ce108" office:value-type="string">
            <text:p>Delete an user from search result</text:p>
          </table:table-cell>
          <table:table-cell table:style-name="ce108" office:value-type="string">
            <text:p>This user is removed from search res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4: Check all existing users list</text:p>
          </table:table-cell>
          <table:table-cell table:style-name="ce108" office:value-type="string">
            <text:p>- Leave Search text field blank </text:p>
            <text:p>- Click <text:span text:style-name="T9">Search</text:span> icon</text:p>
          </table:table-cell>
          <table:table-cell table:style-name="ce108" office:value-type="string">
            <text:p>Return all registered existing users in list except deleted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</table:table-cell>
          <table:table-cell table:style-name="ce108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2: Show/hide sub group(s) of a specific group</text:p>
          </table:table-cell>
          <table:table-cell table:style-name="ce108" office:value-type="string">
            <text:p>Select a group from left pane by clicking cross icon (+) or clicking on group name</text:p>
          </table:table-cell>
          <table:table-cell table:style-name="ce10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3: Check showing path to selected group</text:p>
          </table:table-cell>
          <table:table-cell table:style-name="ce108" office:value-type="string">
            <text:p>Select a group then sub group</text:p>
          </table:table-cell>
          <table:table-cell table:style-name="ce108" office:value-type="string">
            <text:p>The path to sub group is displayed in the page above left &amp; right pan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4: Check Up level function while showing sub group</text:p>
          </table:table-cell>
          <table:table-cell table:style-name="ce108" office:value-type="string">
            <text:p>- Select a group then sub group</text:p>
            <text:p>- Click <text:span text:style-name="T9">Up level</text:span> icon</text:p>
          </table:table-cell>
          <table:table-cell table:style-name="ce108" office:value-type="string">
            <text:p>Current selecting group will be collapsed, return to expand its parent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5: Check Up level while showing last parent group</text:p>
          </table:table-cell>
          <table:table-cell table:style-name="ce108" office:value-type="string">
            <text:p>- Do not select any group in list</text:p>
            <text:p>- Click <text:span text:style-name="T9">Up level </text:span><text:span text:style-name="T17">icon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</table:table-cell>
          <table:table-cell table:style-name="ce108" office:value-type="string">
            <text:p>Group Management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2: Select path to create group</text:p>
          </table:table-cell>
          <table:table-cell table:style-name="ce108" office:value-type="string">
            <text:p>Select group path from left pane</text:p>
          </table:table-cell>
          <table:table-cell table:style-name="ce108" office:value-type="string">
            <text:p>Group Path is displayed in the pane abov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28" office:value-type="string">
            <text:p>Step 3: Show add new group form</text:p>
          </table:table-cell>
          <table:table-cell table:style-name="ce108" office:value-type="string">
            <text:p>Click <text:span text:style-name="T9">Add a group</text:span> icon</text:p>
          </table:table-cell>
          <table:table-cell table:style-name="ce108" office:value-type="string">
            <text:p>Add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4: Adding new group</text:p>
          </table:table-cell>
          <table:table-cell table:style-name="ce111" office:value-type="string">
            <text:p>- Input valid values for fields in form</text:p>
            <text:p>- Click <text:span text:style-name="T9">Save</text:span></text:p>
          </table:table-cell>
          <table:table-cell table:style-name="ce111" office:value-type="string">
            <text:p>New group is added successfully and user is added into group created and <text:s/>updated in its parent</text:p>
          </table:table-cell>
          <table:table-cell table:style-name="ce108" office:value-type="string">
            <text:p>Maj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103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required fields</text:p>
          </table:table-cell>
          <table:table-cell table:style-name="ce108" office:value-type="string">
            <text:p>Step 2: Add group with blank name</text:p>
          </table:table-cell>
          <table:table-cell table:style-name="ce108" office:value-type="string">
            <text:p>- Leave required field(s) blank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 required fields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103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starts with number</text:p>
          </table:table-cell>
          <table:table-cell table:style-name="ce108" office:value-type="string">
            <text:p>Step 2: Add group starts with number in Name</text:p>
          </table:table-cell>
          <table:table-cell table:style-name="ce108" office:value-type="string">
            <text:p>- Input value for Name, start with number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 Group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122" table:formula="oooc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103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9">Add new group when Group Name </text:span><text:span text:style-name="T9">starts with <text:s/>underscore, </text:span><text:span text:style-name="T10">dash</text:span><text:span text:style-name="T9"> and </text:span><text:span text:style-name="T9">dot</text:span>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19">
          <table:table-cell table:style-name="ce123" table:formula="oooc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<text:span text:style-name="T17">Add new group when Group Name </text:span><text:span text:style-name="T17">starts with <text:s/>underscore, </text:span><text:span text:style-name="T15">dash</text:span><text:span text:style-name="T17"> and dot</text:span></text:p>
          </table:table-cell>
          <table:table-cell table:style-name="ce108" office:value-type="string">
            <text:p>Step 2: Add group with digit, underscore, <text:span text:style-name="T8">dash</text:span> and dot in Group Name</text:p>
          </table:table-cell>
          <table:table-cell table:style-name="ce108" office:value-type="string">
            <text:p><text:span text:style-name="T8">- Input value for Group Name, start </text:span><text:span text:style-name="T8">with underscore, dash and dot </text:span>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s group name must be start by character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24">
          <table:table-cell table:style-name="ce96" table:formula="oooc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103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2: Add new group with lower case</text:p>
          </table:table-cell>
          <table:table-cell table:style-name="ce108" office:value-type="string">
            <text:p>- Input value for Group Name with valid value ( e.g: test)</text:p>
            <text:p><text:s/>- Click Save</text:p>
          </table:table-cell>
          <table:table-cell table:style-name="ce111" office:value-type="string">
            <text:p>New group is added successfully and user is added into group created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3: Add new group with upper case</text:p>
          </table:table-cell>
          <table:table-cell table:style-name="ce108" office:value-type="string">
            <text:p>- Add second new group with the same group name but different with existing by lower/upper case ( e.g: Test)</text:p>
          </table:table-cell>
          <table:table-cell table:style-name="ce111" office:value-type="string">
            <text:p>New group is added successfully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103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Name contains space</text:p>
          </table:table-cell>
          <table:table-cell table:style-name="ce108" office:value-type="string">
            <text:p>Step 2: Add group with space in Name</text:p>
          </table:table-cell>
          <table:table-cell table:style-name="ce108" office:value-type="string">
            <text:p>- Input value for Name, contains space (e.g: Portal team)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s group name can not contains spac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103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contains special characters</text:p>
          </table:table-cell>
          <table:table-cell table:style-name="ce108" office:value-type="string">
            <text:p>Step 2: Add group with special characters in Name</text:p>
          </table:table-cell>
          <table:table-cell table:style-name="ce108" office:value-type="string">
            <text:p>- Input value for Name, contains special characters (not alpha, digit, dash and underscore)</text:p>
            <text:p>- Input value for others</text:p>
            <text:p>- Click <text:span text:style-name="T9">Save</text:span></text:p>
          </table:table-cell>
          <table:table-cell table:style-name="ce108" office:value-type="string">
            <text:p>Show message alerts group name can contain alpha, dash, digit and underscore on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103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08" office:value-type="string">
            <text:p>Step 2: Add group with Name less than 3 characters</text:p>
          </table:table-cell>
          <table:table-cell table:style-name="ce108" office:value-type="string">
            <text:p>- Input value for Name with less than 3 characters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s group name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28" office:value-type="string">
            <text:p>Step 3: Add group with Name over 30 characters</text:p>
          </table:table-cell>
          <table:table-cell table:style-name="ce108" office:value-type="string">
            <text:p>- Input value for Name with over 30 characters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s group name can not be over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103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label</text:p>
          </table:table-cell>
          <table:table-cell table:style-name="ce108" office:value-type="string">
            <text:p>Step 2: Add group with blank Label</text:p>
          </table:table-cell>
          <table:table-cell table:style-name="ce108" office:value-type="string">
            <text:p>- Input valid value for Name</text:p>
            <text:p>- Leave Label blank</text:p>
            <text:p>- Click <text:span text:style-name="T9">Save</text:span></text:p>
          </table:table-cell>
          <table:table-cell table:style-name="ce108" office:value-type="string">
            <text:p>- Add new group successfully</text:p>
            <text:p>- Label for new added group will be the group name instead of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103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11" office:value-type="string">
            <text:p>Step 2: Add group with Label less than 3 characters</text:p>
          </table:table-cell>
          <table:table-cell table:style-name="ce108" office:value-type="string">
            <text:p>- Input valid group name</text:p>
            <text:p>- Input value for Label less than 3 characters</text:p>
            <text:p>- Click <text:span text:style-name="T9">Save</text:span></text:p>
          </table:table-cell>
          <table:table-cell table:style-name="ce108" office:value-type="string">
            <text:p>Show message alerts label must be more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28" office:value-type="string">
            <text:p>Step 3: Add group with Label over 30 characters</text:p>
          </table:table-cell>
          <table:table-cell table:style-name="ce108" office:value-type="string">
            <text:p>- Input valid group name</text:p>
            <text:p>- Input value for Label over 30 characters</text:p>
            <text:p>- Click <text:span text:style-name="T9">Save</text:span></text:p>
          </table:table-cell>
          <table:table-cell table:style-name="ce108" office:value-type="string">
            <text:p>Show message alerts label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103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Description over 255 characters</text:p>
          </table:table-cell>
          <table:table-cell table:style-name="ce111" office:value-type="string">
            <text:p>Step 2: Add group with Des less over 255 characters</text:p>
          </table:table-cell>
          <table:table-cell table:style-name="ce108" office:value-type="string">
            <text:p>- Input valid group name</text:p>
            <text:p>- Input value for Description over 255 characters</text:p>
            <text:p>- Click <text:span text:style-name="T9">Save</text:span></text:p>
          </table:table-cell>
          <table:table-cell table:style-name="ce108" office:value-type="string">
            <text:p>Show message alerts label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103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2: Create the first group</text:p>
          </table:table-cell>
          <table:table-cell table:style-name="ce108" office:value-type="string">
            <text:p>- Input valid values for fields</text:p>
            <text:p>- Click <text:span text:style-name="T9">Save</text:span></text:p>
          </table:table-cell>
          <table:table-cell table:style-name="ce108" office:value-type="string">
            <text:p>New group is added &amp; displayed in selected path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28" office:value-type="string">
            <text:p>Step 3: Create same name group in the same path</text:p>
          </table:table-cell>
          <table:table-cell table:style-name="ce108" office:value-type="string">
            <text:p>- Keep current group path</text:p>
            <text:p>- Create new group with same name like group created at step 2</text:p>
          </table:table-cell>
          <table:table-cell table:style-name="ce108" office:value-type="string">
            <text:p>Show message alerts this group name already exist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4: Create same name group in different paths</text:p>
          </table:table-cell>
          <table:table-cell table:style-name="ce130" office:value-type="string">
            <text:p>- Select another group path</text:p>
            <text:p>- Create new group with same name like group created at step 2</text:p>
          </table:table-cell>
          <table:table-cell table:style-name="ce111" office:value-type="string">
            <text:p>Create new same name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Do not select any group from left pane</text:p>
            <text:p>- Click <text:span text:style-name="T9">Edit group</text:span> icon</text:p>
          </table:table-cell>
          <table:table-cell table:style-name="ce108" office:value-type="string">
            <text:p>Show message alerts user have to select one group to edi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103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Informations of selecting group is displayed in Edit group form:</text:p>
            <text:p>- <text:span text:style-name="T9">Group Name</text:span>: current Name, can not be changed</text:p>
            <text:p>- <text:span text:style-name="T9">Label, Description</text:span>: current value, can be chang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103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blank Label</text:p>
          </table:table-cell>
          <table:table-cell table:style-name="ce128" office:value-type="string">
            <text:p>Step 2: Edit with blank Label</text:p>
          </table:table-cell>
          <table:table-cell table:style-name="ce108" office:value-type="string">
            <text:p>- Clean current value in Label, leave it blank</text:p>
            <text:p>- Click <text:span text:style-name="T9">Save</text:span></text:p>
          </table:table-cell>
          <table:table-cell table:style-name="ce108" office:value-type="string">
            <text:p>Edit group successfully, value for label is group Name instead of blank as defa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103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8" office:value-type="string">
            <text:p>Step 2: Edit with Label less than 3 characters</text:p>
          </table:table-cell>
          <table:table-cell table:style-name="ce111" office:value-type="string">
            <text:p>- Change current value of Label less than 3 characters</text:p>
            <text:p>- Click <text:span text:style-name="T9">Save</text:span></text:p>
          </table:table-cell>
          <table:table-cell table:style-name="ce133" office:value-type="string">
            <text:p>Show message alerts Label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9" office:value-type="string">
            <text:p>Step 3: Edit with Label over 30 characters</text:p>
          </table:table-cell>
          <table:table-cell table:style-name="ce111" office:value-type="string">
            <text:p>- Change current value of Label less than 3 or over 30 characters</text:p>
            <text:p>- Click <text:span text:style-name="T9">Save</text:span></text:p>
          </table:table-cell>
          <table:table-cell table:style-name="ce129" office:value-type="string">
            <text:p>Show message alerts Label must be from 3 to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103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contains space</text:p>
          </table:table-cell>
          <table:table-cell table:style-name="ce111" office:value-type="string">
            <text:p>Step 2: Edit with Label contains space</text:p>
          </table:table-cell>
          <table:table-cell table:style-name="ce108" office:value-type="string">
            <text:p>- Change current value of Label contains space</text:p>
            <text:p>- Click <text:span text:style-name="T9">Save</text:span></text:p>
          </table:table-cell>
          <table:table-cell table:style-name="ce108" office:value-type="string">
            <text:p>Edit group successfully. Group is displayed in left pane with edited label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103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</text:p>
          </table:table-cell>
          <table:table-cell table:style-name="ce111" office:value-type="string">
            <text:p>Step 2: Change description of group</text:p>
          </table:table-cell>
          <table:table-cell table:style-name="ce108" office:value-type="string">
            <text:p>- Change current value of Description</text:p>
            <text:p>- Click <text:span text:style-name="T9">Save</text:span></text:p>
          </table:table-cell>
          <table:table-cell table:style-name="ce108" office:value-type="string">
            <text:p>Edit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103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3_03</text:p>
          </table:table-cell>
          <table:table-cell table:style-name="ce103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 with over max length</text:p>
          </table:table-cell>
          <table:table-cell table:style-name="ce111" office:value-type="string">
            <text:p>Step 2: Change description of group with over max length</text:p>
          </table:table-cell>
          <table:table-cell table:style-name="ce108" office:value-type="string">
            <text:p>- Change current value of Description over 255 characters</text:p>
            <text:p>- Click <text:span text:style-name="T9">Save</text:span></text:p>
          </table:table-cell>
          <table:table-cell table:style-name="ce134" office:value-type="string">
            <text:p>Show message alerts group's description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ith deleting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</text:span></text:p>
            <text:p><text:span text:style-name="T17">- Click </text:span><text:span text:style-name="T9">OK</text:span><text:span text:style-name="T17"> to confirm</text:span></text:p>
          </table:table-cell>
          <table:table-cell table:style-name="ce108" office:value-type="string">
            <text:p>Selecting group and its sub groups are deleted. They're disappeared from groups list in lef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103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3">
          <table:table-cell table:style-name="ce96" table:formula="oooc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 corresponding to </text:span><text:span text:style-name="T17">one group</text:span></text:p>
            <text:p><text:span text:style-name="T17">- Click </text:span><text:span text:style-name="T9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5" office:value-type="string">
            <text:p>Selecting group and its sub group are not removed from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103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08" office:value-type="string">
            <text:p>Step 1: Delete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Do not select any group from left pane</text:p>
            <text:p>- Click <text:span text:style-name="T9">Delete Group</text:span> icon</text:p>
          </table:table-cell>
          <table:table-cell table:style-name="ce108" office:value-type="string">
            <text:p>Show message alerts user have to select one group to delete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08" table:number-columns-repeated="6"/>
          <table:table-cell table:style-name="ce115"/>
          <table:table-cell table:style-name="ce139"/>
          <table:table-cell table:style-name="ce142" table:number-columns-repeated="238"/>
        </table:table-row>
        <table:table-row table:style-name="ro20">
          <table:table-cell table:style-name="ce96" table:formula="oooc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103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Create new group &amp; assign user A in new added group</text:p>
          </table:table-cell>
          <table:table-cell table:style-name="ce11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2: Check membership of user in a group</text:p>
          </table:table-cell>
          <table:table-cell table:style-name="ce111" office:value-type="string">
            <text:p>- Select above user to edit</text:p>
            <text:p>- Select <text:span text:style-name="T9">User Membership</text:span> tab</text:p>
          </table:table-cell>
          <table:table-cell table:style-name="ce133" office:value-type="string">
            <text:p>New added group name and user's role in that group are displayed in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3: Delete group</text:p>
          </table:table-cell>
          <table:table-cell table:style-name="ce111" office:value-type="string">
            <text:p>- Back to Group management</text:p>
            <text:p>- Delete new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4: Check membership of user in deleted group</text:p>
          </table:table-cell>
          <table:table-cell table:style-name="ce111" office:value-type="string">
            <text:p>- Select above user to edit</text:p>
            <text:p>- Select <text:span text:style-name="T9">User Membership</text:span> tab</text:p>
          </table:table-cell>
          <table:table-cell table:style-name="ce111" office:value-type="string">
            <text:p>Deleted group name and user's role in that group are disappears in list.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103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2: Create page for group</text:p>
          </table:table-cell>
          <table:table-cell table:style-name="ce108" office:value-type="string">
            <text:p>Use account of user A to create some pages for added group</text:p>
          </table:table-cell>
          <table:table-cell table:style-name="ce108" office:value-type="string">
            <text:p>- Create pages successfully</text:p>
            <text:p>- Those pages are listed in Manage Pages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3: Edit group's pages</text:p>
          </table:table-cell>
          <table:table-cell table:style-name="ce10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8" office:value-type="string">
            <text:p>Edit page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28" office:value-type="string">
            <text:p>Step 4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5: Check existing of deleted group's pages that was not changed Edit permission</text:p>
          </table:table-cell>
          <table:table-cell table:style-name="ce111" office:value-type="string">
            <text:p>- Go to <text:span text:style-name="T9">Exo Start/ Administration/ </text:span><text:span text:style-name="T9">Advanced/ Manage Pages</text:span></text:p>
            <text:p><text:span text:style-name="T17">- Search pages of deleted group</text:span></text:p>
          </table:table-cell>
          <table:table-cell table:style-name="ce111" office:value-type="string">
            <text:p>No page is foun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6: Check existing of deleted group's pages that was <text:s/>changed Edit permission</text:p>
          </table:table-cell>
          <table:table-cell table:style-name="ce130" office:value-type="string">
            <text:p>Search pages of deleted group with “owner is” is the group that was re-assigned Edit permission</text:p>
          </table:table-cell>
          <table:table-cell table:style-name="ce111" office:value-type="string">
            <text:p>Page B is returned in search resul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103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2: Check create page for added group by wizard</text:p>
          </table:table-cell>
          <table:table-cell table:style-name="ce111" office:value-type="string">
            <text:p>Use account of user A to create new page for added group by wizard</text:p>
          </table:table-cell>
          <table:table-cell table:style-name="ce111" office:value-type="string">
            <text:p>Added group's nav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3: Check create page for added group by Advanced</text:p>
          </table:table-cell>
          <table:table-cell table:style-name="ce111" office:value-type="string">
            <text:p>Use account of user A to create new page for added group in Manage Pages in Advanced</text:p>
          </table:table-cell>
          <table:table-cell table:style-name="ce111" office:value-type="string">
            <text:p>Added group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4: Delete group</text:p>
          </table:table-cell>
          <table:table-cell table:style-name="ce111" office:value-type="string">
            <text:p>Use Admin/HR account to delete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5: Check creating page for deleted group by wizard</text:p>
          </table:table-cell>
          <table:table-cell table:style-name="ce111" office:value-type="string">
            <text:p>Use account of user A to create new page for deleted group by wizard</text:p>
          </table:table-cell>
          <table:table-cell table:style-name="ce111" office:value-type="string">
            <text:p>Deleted group's nav disappears in list, can not select to create page for deleted group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creating page for deleted group</text:p>
          </table:table-cell>
          <table:table-cell table:style-name="ce111" office:value-type="string">
            <text:p>Step 6: Check creating page for deleted group by Advanced</text:p>
          </table:table-cell>
          <table:table-cell table:style-name="ce111" office:value-type="string">
            <text:p>Use account of user A to create new page for deleted group in Manage Pages in Advanced</text:p>
          </table:table-cell>
          <table:table-cell table:style-name="ce111" office:value-type="string">
            <text:p>Added group disappears from list, can not select to ad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103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2: Create navigation for added group</text:p>
          </table:table-cell>
          <table:table-cell table:style-name="ce130" office:value-type="string">
            <text:p>Use account of user A to create navigation for new added group in Edit Page &amp; Navigation</text:p>
          </table:table-cell>
          <table:table-cell table:style-name="ce111" office:value-type="string">
            <text:p>Navigation for new added group is created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28" office:value-type="string">
            <text:p>Step 3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4: Check existing of deleted group's navigation</text:p>
          </table:table-cell>
          <table:table-cell table:style-name="ce130" office:value-type="string">
            <text:p>Use Admin account to go to <text:span text:style-name="T9">Exo </text:span><text:span text:style-name="T9">Start/ Administration/ </text:span><text:span text:style-name="T9">Advanced/Edit Page &amp; Nav</text:span></text:p>
          </table:table-cell>
          <table:table-cell table:style-name="ce11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103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11" office:value-type="string">
            <text:p>Step 2: Show form to edit group</text:p>
          </table:table-cell>
          <table:table-cell table:style-name="ce108" office:value-type="string">
            <text:p>- Select new added group</text:p>
            <text:p>- Click <text:span text:style-name="T9">Edit </text:span><text:span text:style-name="T17">icon</text:span>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28" office:value-type="string">
            <text:p>Step 3: Delete group</text:p>
          </table:table-cell>
          <table:table-cell table:style-name="ce108" office:value-type="string">
            <text:p>- Keep Edit form of current selecting group is being opened</text:p>
            <text:p>- Click <text:span text:style-name="T9">Deleted</text:span> 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Show message alerts this group is being used, can not delet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103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2: Show form to edit group</text:p>
          </table:table-cell>
          <table:table-cell table:style-name="ce111" office:value-type="string">
            <text:p>- Login by user A</text:p>
            <text:p>- Selected new added group in Group Management</text:p>
            <text:p>- Click <text:span text:style-name="T9">Edit</text:span> icon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3: Delete group by another user</text:p>
          </table:table-cell>
          <table:table-cell table:style-name="ce111" office:value-type="string">
            <text:p>- Login by user B</text:p>
            <text:p>- Select new added group in Group Management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group and its sub group are removed from list. They're disappear from group list in the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103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 ( Platform or Platform/Users or <text:span text:style-name="T21">Platform</text:span>/Guests)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4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08" office:value-type="string">
            <text:p>Delete group which is mandatory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 corresponding to </text:span><text:span text:style-name="T17">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one</text:p>
          </table:table-cell>
          <table:table-cell table:style-name="ce111" office:value-type="string">
            <text:p>Step 2: Add user without select anyone</text:p>
          </table:table-cell>
          <table:table-cell table:style-name="ce108" office:value-type="string">
            <text:p>- Do not input value for <text:span text:style-name="T9">Username</text:span></text:p>
            <text:p><text:span text:style-name="T9">- </text:span><text:span text:style-name="T17">Select Membership type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 have to input usernam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103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n-available user into group</text:p>
          </table:table-cell>
          <table:table-cell table:style-name="ce111" office:value-type="string">
            <text:p>Step 2: Add unavailable user</text:p>
          </table:table-cell>
          <table:table-cell table:style-name="ce108" office:value-type="string">
            <text:p>- Input value into Username that has not been registered yet</text:p>
            <text:p>- Select Membership type</text:p>
            <text:p>- Click <text:span text:style-name="T9">Save</text:span></text:p>
          </table:table-cell>
          <table:table-cell table:style-name="ce108" office:value-type="string">
            <text:p>Show message alerts input username does not ex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103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3: Search available user with completed username</text:p>
          </table:table-cell>
          <table:table-cell table:style-name="ce108" office:value-type="string">
            <text:p>- Input Username (completed) that was registered</text:p>
            <text:p>- Choose search type</text:p>
            <text:p>- Click <text:span text:style-name="T9">Search user</text:span> icon</text:p>
          </table:table-cell>
          <table:table-cell table:style-name="ce10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4: Search un-available user</text:p>
          </table:table-cell>
          <table:table-cell table:style-name="ce130" office:value-type="string">
            <text:p>- Input Username that has not been registered yet</text:p>
            <text:p>- Choose search type</text:p>
            <text:p>- Click <text:span text:style-name="T9">Search user</text:span> icon</text:p>
          </table:table-cell>
          <table:table-cell table:style-name="ce111" office:value-type="string">
            <text:p>No result is returned in search resul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5: Search with in completed word but has * to find the left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6: Search with not completed word</text:p>
          </table:table-cell>
          <table:table-cell table:style-name="ce108" office:value-type="string">
            <text:p>- Input in search text box keyword matches existing value but is not completed word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contains <text:span text:style-name="T21">incomplete</text:span> word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7: Search with key word includes special characters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users list with message: Empty data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103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2: Add new membership</text:p>
          </table:table-cell>
          <table:table-cell table:style-name="ce111" office:value-type="string">
            <text:p>- Login by another admin/HR manager in another place</text:p>
            <text:p>- Add new Membership in Membership Management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3: Check membership list when add new user before refresh list</text:p>
          </table:table-cell>
          <table:table-cell table:style-name="ce11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1" office:value-type="string">
            <text:p>New added membership has not been list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4: Add user into group with new added membership</text:p>
          </table:table-cell>
          <table:table-cell table:style-name="ce111" office:value-type="string">
            <text:p>- Input valid username</text:p>
            <text:p>- Click <text:span text:style-name="T9">Refresh</text:span> icon next to Membership field</text:p>
          </table:table-cell>
          <table:table-cell table:style-name="ce111" office:value-type="string">
            <text:p>Membership list in Membership field is updated with new added membership at step 2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11" office:value-type="string">
            <text:p>Step 2: Add user into group with the first role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9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28" office:value-type="string">
            <text:p>Step 3: Add user into group with another role</text:p>
          </table:table-cell>
          <table:table-cell table:style-name="ce108" office:value-type="string">
            <text:p>- Input the same value with step 2 into Username field</text:p>
            <text:p>- Select another membership type</text:p>
            <text:p>- Click <text:span text:style-name="T9">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103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11" office:value-type="string">
            <text:p>Step 2: Add user into group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9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28" office:value-type="string">
            <text:p>Step 3: Add user into group with the same role</text:p>
          </table:table-cell>
          <table:table-cell table:style-name="ce108" office:value-type="string">
            <text:p>- Input the same username &amp; select the same membership</text:p>
            <text:p>- Click <text:span text:style-name="T9">Save</text:span></text:p>
          </table:table-cell>
          <table:table-cell table:style-name="ce108" office:value-type="string">
            <text:p>Show message alerts this user with this role already exists in curren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duplicate user into a group with the same role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<text:span text:style-name="T23">- Input the same user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1" office:value-type="string">
            <text:p>Show message alert user name duplicate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some user into group and after delete an user 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9">Save</text:span> 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103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08" office:value-type="string">
            <text:p>Step 1: Show root of group list</text:p>
          </table:table-cell>
          <table:table-cell table:style-name="ce10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8" office:value-type="string">
            <text:p>- Groups list is shown</text:p>
            <text:p>- A blank users list is show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 group</text:p>
          </table:table-cell>
          <table:table-cell table:style-name="ce111" office:value-type="string">
            <text:p>Step 2: Add user</text:p>
          </table:table-cell>
          <table:table-cell table:style-name="ce108" office:value-type="string">
            <text:p>- Input valid username</text:p>
            <text:p>- Select a membership type </text:p>
            <text:p>- Click <text:span text:style-name="T9">Save</text:span></text:p>
          </table:table-cell>
          <table:table-cell table:style-name="ce108" office:value-type="string">
            <text:p>Show message alerts you have to selec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103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3: Add user</text:p>
          </table:table-cell>
          <table:table-cell table:style-name="ce108" office:value-type="string">
            <text:p>- In form: don't option any user in Select User form</text:p>
            <text:p>- Click <text:span text:style-name="T9">Add</text:span></text:p>
          </table:table-cell>
          <table:table-cell table:style-name="ce108" office:value-type="string">
            <text:p>Show message alert you have check at least one us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103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3: Add multi users</text:p>
          </table:table-cell>
          <table:table-cell table:style-name="ce108" office:value-type="string">
            <text:p>- Inform: Selected checkbox of users to check all users to add into group and click <text:span text:style-name="T9">Add</text:span></text:p>
            <text:p>- Select <text:span text:style-name="T21">membership</text:span> <text:span text:style-name="T21">type</text:span>: will have same membership type</text:p>
            <text:p>- Click <text:span text:style-name="T9">Save</text:span></text:p>
          </table:table-cell>
          <table:table-cell table:style-name="ce136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</text:span><text:span text:style-name="T9">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for user from existing group</text:p>
          </table:table-cell>
          <table:table-cell table:style-name="ce128" office:value-type="string">
            <text:p>Step 2: Edit membership</text:p>
          </table:table-cell>
          <table:table-cell table:style-name="ce108" office:value-type="string">
            <text:p>- Change current value in membership for user</text:p>
            <text:p>- Click <text:span text:style-name="T9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</text:span><text:span text:style-name="T9">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ith <text:s text:c="2"/>existing</text:p>
          </table:table-cell>
          <table:table-cell table:style-name="ce111" office:value-type="string">
            <text:p>Step 2: Edit membership with <text:s text:c="2"/>existing</text:p>
          </table:table-cell>
          <table:table-cell table:style-name="ce108" office:value-type="string">
            <text:p>- Change current value in membership for user with existing in group</text:p>
            <text:p>- Click <text:span text:style-name="T9">Save</text:span></text:p>
          </table:table-cell>
          <table:table-cell table:style-name="ce108" office:value-type="string">
            <text:p>Show message alert Membership type is existing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</text:span><text:span text:style-name="T9">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2: Delete user from existing group</text:p>
          </table:table-cell>
          <table:table-cell table:style-name="ce108" office:value-type="string">
            <text:p>- Select user which selected above </text:p>
            <text:p>- Click Delete icon corresponding to user you want to delete</text:p>
            <text:p>- Click <text:span text:style-name="T9">OK</text:span> to confirm</text:p>
          </table:table-cell>
          <table:table-cell table:style-name="ce108" office:value-type="string">
            <text:p>User is removed from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3: Edit membership</text:p>
          </table:table-cell>
          <table:table-cell table:style-name="ce108" office:value-type="string">
            <text:p>- Return to step 1 to change current value in membership for user which was deleted <text:s/></text:p>
            <text:p>- Click <text:span text:style-name="T9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103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membership name</text:p>
            <text:p>- Click <text:span text:style-name="T9">Save</text:span></text:p>
          </table:table-cell>
          <table:table-cell table:style-name="ce111" office:value-type="string">
            <text:p>New membership is crea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3: Select group</text:p>
          </table:table-cell>
          <table:table-cell table:style-name="ce108" office:value-type="string">
            <text:p>- Select Group Management tab 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4: Add user into group</text:p>
          </table:table-cell>
          <table:table-cell table:style-name="ce131" office:value-type="string">
            <text:p><text:span text:style-name="T23">- Input value for username</text:span></text:p>
            <text:p><text:span text:style-name="T25">- Select membership which created </text:span><text:span text:style-name="T25">above</text:span></text:p>
            <text:p><text:span text:style-name="T25">- Click 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5: show edit user form</text:p>
          </table:table-cell>
          <table:table-cell table:style-name="ce108" office:value-type="string">
            <text:p>- Select an user is added into group above </text:p>
            <text:p>-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6: Show Membership Management</text:p>
          </table:table-cell>
          <table:table-cell table:style-name="ce108" office:value-type="string"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7: Delete membership</text:p>
          </table:table-cell>
          <table:table-cell table:style-name="ce108" office:value-type="string">
            <text:p>- Select membership is created and Click Delete icon corresponding to one membership</text:p>
            <text:p>- Click <text:span text:style-name="T9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8: Show Group Management form</text:p>
          </table:table-cell>
          <table:table-cell table:style-name="ce108" office:value-type="string">
            <text:p>- Show edit user form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9: Edit membership for user</text:p>
          </table:table-cell>
          <table:table-cell table:style-name="ce108" office:value-type="string">
            <text:p>- Keep membership which was deleted </text:p>
            <text:p>- Click <text:span text:style-name="T9">Save</text:span></text:p>
          </table:table-cell>
          <table:table-cell table:style-name="ce108" office:value-type="string">
            <text:p>Show message alert Can't save, membership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9">Delete</text:span> icon corresponding to user you want to delete</text:p>
            <text:p>- Click <text:span text:style-name="T9">OK</text:span> to confirm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9">Delete</text:span> icon corresponding to user you want to delete</text:p>
            <text:p>- Click <text:span text:style-name="T9">Cancel</text:span> in confirm message</text:p>
          </table:table-cell>
          <table:table-cell table:style-name="ce108" office:value-type="string">
            <text:p><text:span text:style-name="T8">- Pop-up message is closed</text:span></text:p>
            <text:p><text:span text:style-name="T8">- No user is removed</text:span>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103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2: Check membership of user</text:p>
          </table:table-cell>
          <table:table-cell table:style-name="ce108" office:value-type="string">
            <text:p>- Select User Management</text:p>
            <text:p>- Click <text:span text:style-name="T9">Edit</text:span> icon of above user</text:p>
            <text:p>- Select <text:span text:style-name="T9">User Membership</text:span> tab</text:p>
          </table:table-cell>
          <table:table-cell table:style-name="ce108" office:value-type="string">
            <text:p>Information about added group &amp; role are display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3: Delete user from group</text:p>
          </table:table-cell>
          <table:table-cell table:style-name="ce108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4: Check Membership of user in User profile after removed from specific group</text:p>
          </table:table-cell>
          <table:table-cell table:style-name="ce108" office:value-type="string">
            <text:p>- Select User Management</text:p>
            <text:p>- Click <text:span text:style-name="T9">Edit</text:span> icon of above user</text:p>
            <text:p>- Select <text:span text:style-name="T9">User Membership</text:span> tab</text:p>
          </table:table-cell>
          <table:table-cell table:style-name="ce10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103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2: Check showing group's pages before deleting user from group</text:p>
          </table:table-cell>
          <table:table-cell table:style-name="ce111" office:value-type="string">
            <text:p>- Login by added user above</text:p>
            <text:p>- Create some pages for that group</text:p>
          </table:table-cell>
          <table:table-cell table:style-name="ce133" office:value-type="string">
            <text:p>Group's pages are shown proper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4: Check showing group's page after user was removed from that group</text:p>
          </table:table-cell>
          <table:table-cell table:style-name="ce111" office:value-type="string">
            <text:p>Login by above user</text:p>
          </table:table-cell>
          <table:table-cell table:style-name="ce137" office:value-type="string">
            <text:p><text:span text:style-name="T26">- If user already is removed from </text:span><text:span text:style-name="T26">group (has no role in group anymore): </text:span></text:p>
            <text:p><text:span text:style-name="T26">he can not see any page belongs to </text:span><text:span text:style-name="T26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blank name membership in Membership Management</text:p>
          </table:table-cell>
          <table:table-cell table:style-name="ce111" office:value-type="string">
            <text:p>Step 2: Add new membership with no name</text:p>
          </table:table-cell>
          <table:table-cell table:style-name="ce108" office:value-type="string">
            <text:p>- Leave Name blank</text:p>
            <text:p>- Click <text:span text:style-name="T9">Save</text:span></text:p>
          </table:table-cell>
          <table:table-cell table:style-name="ce108" office:value-type="string">
            <text:p>Show message alerts membership name must be inpu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103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special characters in Name by Membership management</text:p>
          </table:table-cell>
          <table:table-cell table:style-name="ce111" office:value-type="string">
            <text:p>Step 2: Add membership with special characters in name</text:p>
          </table:table-cell>
          <table:table-cell table:style-name="ce130" office:value-type="string">
            <text:p>- Input value for Name contains special characters (not alpha, digit, dash and underscore)</text:p>
            <text:p>- Click <text:span text:style-name="T9">Save</text:span></text:p>
          </table:table-cell>
          <table:table-cell table:style-name="ce111" office:value-type="string">
            <text:p>Show message alert only alpha, digit, dash and underscore characters allowed for the field Membership name.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103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less than 3 or over 30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Name less than 3 or over 30 characters</text:p>
            <text:p>- Click <text:span text:style-name="T9">Save</text:span></text:p>
          </table:table-cell>
          <table:table-cell table:style-name="ce108" office:value-type="string">
            <text:p>Show message alerts Membership name must be over 3 and less than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103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08" office:value-type="string">
            <text:p>Step 1: Create membership</text:p>
          </table:table-cell>
          <table:table-cell table:style-name="ce108" office:value-type="string">
            <text:p>- Input valid Name</text:p>
            <text:p>- Click <text:span text:style-name="T9">Save</text:span></text:p>
          </table:table-cell>
          <table:table-cell table:style-name="ce108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the same with existing</text:p>
          </table:table-cell>
          <table:table-cell table:style-name="ce111" office:value-type="string">
            <text:p>Step 2: Create same name membership</text:p>
          </table:table-cell>
          <table:table-cell table:style-name="ce108" office:value-type="string">
            <text:p>- Input Name that is the same with new added membership</text:p>
            <text:p>- Click <text:span text:style-name="T9">Save</text:span></text:p>
          </table:table-cell>
          <table:table-cell table:style-name="ce108" office:value-type="string">
            <text:p>Show message alerts this membership already exist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103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id Name</text:p>
            <text:p>- Input over 255 characters for Description</text:p>
            <text:p>- Click <text:span text:style-name="T9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103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11" office:value-type="string">
            <text:p>Step 2: Check Reset when add new membership form is blank</text:p>
          </table:table-cell>
          <table:table-cell table:style-name="ce108" office:value-type="string">
            <text:p>- Do not input any value in add new membership form</text:p>
            <text:p>- Click <text:span text:style-name="T9">Reset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28" office:value-type="string">
            <text:p>Step 3: Check Reset when already input value into fields</text:p>
          </table:table-cell>
          <table:table-cell table:style-name="ce108" office:value-type="string">
            <text:p>- Input Name, Description</text:p>
            <text:p>- Click <text:span text:style-name="T9">Reset</text:span></text:p>
          </table:table-cell>
          <table:table-cell table:style-name="ce108" office:value-type="string">
            <text:p>Fields are cleaned, all fields are blank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2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3: Edit Description with valid value</text:p>
          </table:table-cell>
          <table:table-cell table:style-name="ce108" office:value-type="string">
            <text:p>- Change current value in Description</text:p>
            <text:p>- Click <text:span text:style-name="T9">Save</text:span></text:p>
          </table:table-cell>
          <table:table-cell table:style-name="ce108" office:value-type="string">
            <text:p>Description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4: Edit Description over max length</text:p>
          </table:table-cell>
          <table:table-cell table:style-name="ce108" office:value-type="string">
            <text:p>- Change current value over 255 characters</text:p>
            <text:p>- Click <text:span text:style-name="T9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 <text:span text:style-name="T9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103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out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<text:span text:style-name="T9"> Cancel </text:span><text:span text:style-name="T17">in confirm message</text:span></text:p>
          </table:table-cell>
          <table:table-cell table:style-name="ce108" office:value-type="string">
            <text:p>That membership is not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5">
          <table:table-cell table:style-name="ce96" table:formula="oooc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103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himself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9">Delete</text:span> icon corresponding to above membership</text:p>
            <text:p>- Click OK to confirm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103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- Login by admin/HR manager</text:p>
            <text:p>- Click Edit icon corresponding to one membership in Membership management form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another</text:p>
          </table:table-cell>
          <table:table-cell table:style-name="ce111" office:value-type="string">
            <text:p>Step 2: Delete membership by another user</text:p>
          </table:table-cell>
          <table:table-cell table:style-name="ce108" office:value-type="string">
            <text:p>- Login by another admin/HR manager in another place </text:p>
            <text:p>- Click <text:span text:style-name="T9">Delete </text:span><text:span text:style-name="T17">icon corresponding to </text:span><text:span text:style-name="T17">above membership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103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Delete above membership type in Membership Management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28" office:value-type="string">
            <text:p>Step 3: Check existing of user in group</text:p>
          </table:table-cell>
          <table:table-cell table:style-name="ce108" office:value-type="string">
            <text:p>Back to group at step 1</text:p>
          </table:table-cell>
          <table:table-cell table:style-name="ce108" office:value-type="string">
            <text:p>The user with deleted membership disappears from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103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2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are displayed in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3: Delete membership</text:p>
          </table:table-cell>
          <table:table-cell table:style-name="ce108" office:value-type="string">
            <text:p>Go to Membership Management &amp; delete membership that is assigned for user at step 1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4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disappears from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/>
          <table:table-cell table:style-name="ce45" office:value-type="string">
            <text:p>PLT_04_04</text:p>
          </table:table-cell>
          <table:table-cell table:style-name="ce103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08" office:value-type="string">
            <text:p>Step 1: Select membershi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9"> Management</text:span> tab</text:p>
            <text:p>- Select membership is member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4">
          <table:table-cell/>
          <table:table-cell table:style-name="ce45" office:value-type="string">
            <text:p>PLT_04_04</text:p>
          </table:table-cell>
          <table:table-cell table:style-name="ce103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67" office:value-type="string">
            <text:p>Delete membership which is mandatory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9">Delete</text:span><text:span text:style-name="T17"> icon corresponding to </text:span><text:span text:style-name="T17">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3"/>
        <table:table-column table:style-name="co26" table:default-cell-style-name="ce144"/>
        <table:table-column table:style-name="co27" table:default-cell-style-name="ce146"/>
        <table:table-column table:style-name="co28" table:default-cell-style-name="ce146"/>
        <table:table-column table:style-name="co29" table:default-cell-style-name="ce146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10" table:number-columns-repeated="248" table:default-cell-style-name="ce146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98" table:number-columns-repeated="3"/>
          <table:table-cell table:style-name="ce93"/>
          <table:table-cell table:style-name="ce107"/>
          <table:table-cell table:style-name="ce98" table:number-columns-repeated="10"/>
          <table:table-cell table:style-name="ce182" table:number-columns-repeated="218"/>
          <table:table-cell table:style-name="ce107" table:number-columns-repeated="21"/>
        </table:table-row>
        <table:table-row table:style-name="ro18">
          <table:table-cell/>
          <table:table-cell table:style-name="ce107" table:number-columns-repeated="4"/>
          <table:table-cell table:style-name="ce93"/>
          <table:table-cell table:style-name="ce107" table:number-columns-repeated="250"/>
        </table:table-row>
        <table:table-row table:style-name="ro5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1021])" office:value-type="float" office:value="66" table:number-columns-spanned="3" table:number-rows-spanned="1">
            <text:p>66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office:value-type="string">
            <text:p>Comment</text:p>
          </table:table-cell>
          <table:table-cell table:style-name="ce100" table:number-columns-repeated="8"/>
          <table:table-cell table:style-name="ce93"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11" office:value-type="string">
            <text:p>Step 3: Add new category with no name</text:p>
          </table:table-cell>
          <table:table-cell table:style-name="ce108" office:value-type="string">
            <text:p>- Leave <text:span text:style-name="T9">Category Name </text:span><text:span text:style-name="T17">blank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11" office:value-type="string">
            <text:p>Step 3: Add new category with name starts with number</text:p>
          </table:table-cell>
          <table:table-cell table:style-name="ce108" office:value-type="string">
            <text:p>- Input value for <text:span text:style-name="T9">Category Name</text:span><text:span text:style-name="T17"> with </text:span><text:span text:style-name="T17">number as the first character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can not start with numb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15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11" office:value-type="string">
            <text:p>Step 3: Add new category with name starts with dash and underscore characters</text:p>
          </table:table-cell>
          <table:table-cell table:style-name="ce108" office:value-type="string">
            <text:p>- Input value for <text:span text:style-name="T9">Category Name</text:span><text:span text:style-name="T17"> with </text:span><text:span text:style-name="T17">dash and underscore characters as </text:span><text:span text:style-name="T17">the first character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must start with a charact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3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3: Add new category with name contains alpha, digit, underscore and dash in the middle</text:p>
          </table:table-cell>
          <table:table-cell table:style-name="ce166" office:value-type="string">
            <text:p><text:span text:style-name="T29">- Input value for Category </text:span><text:span text:style-name="T30">name</text:span><text:span text:style-name="T29">, </text:span><text:span text:style-name="T29">contains alpha, digit, underscore </text:span><text:span text:style-name="T31">and </text:span><text:span text:style-name="T31">dash characters in the middle (e.g: </text:span><text:span text:style-name="T31">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3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11" office:value-type="string">
            <text:p>Step 3: Add new category with name contains special characters</text:p>
          </table:table-cell>
          <table:table-cell table:style-name="ce10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9">Save</text:span></text:p>
          </table:table-cell>
          <table:table-cell table:style-name="ce108" office:value-type="string">
            <text:p>Show message alerts only alpha, digit, dash and underscore characters are allowed for Categor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3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48" office:value-type="string">
            <text:p>Step 1: Add the first category</text:p>
          </table:table-cell>
          <table:table-cell table:style-name="ce148" office:value-type="string">
            <text:p>In Application Registry:</text:p>
            <text:p>Add a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same name categories</text:p>
          </table:table-cell>
          <table:table-cell table:style-name="ce111" office:value-type="string">
            <text:p>Step 2: Add same name category</text:p>
          </table:table-cell>
          <table:table-cell table:style-name="ce108" office:value-type="string">
            <text:p>Add new category that has name the same with new added category at step 1</text:p>
          </table:table-cell>
          <table:table-cell table:style-name="ce108" office:value-type="string">
            <text:p>Show message alert this category name already exist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3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3: Add the first category</text:p>
          </table:table-cell>
          <table:table-cell table:style-name="ce148" office:value-type="string">
            <text:p>Add a category with valid values ( 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08" office:value-type="string">
            <text:p>Step 4: Create new same Category name</text:p>
          </table:table-cell>
          <table:table-cell table:style-name="ce111" office:value-type="string">
            <text:p>Create the second category name with the same category name but different with existing by lower/upper case (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3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48" office:value-type="string">
            <text:p>Step 1: Add new category with name less than 3 characters</text:p>
          </table:table-cell>
          <table:table-cell table:style-name="ce14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the categor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less than 3 or over 30 characters</text:p>
          </table:table-cell>
          <table:table-cell table:style-name="ce148" office:value-type="string">
            <text:p>Step 2: Add new category with name over 30 characters</text:p>
          </table:table-cell>
          <table:table-cell table:style-name="ce14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the categor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3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9">Display Name</text:span> blank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Add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category with blank Display Name</text:p>
          </table:table-cell>
          <table:table-cell table:style-name="ce111" office:value-type="string">
            <text:p>Step 2: Check after add new category with blank Display Name successfully</text:p>
          </table:table-cell>
          <table:table-cell table:style-name="ce108" office:value-type="string">
            <text:p>- Select new added category at above step</text:p>
            <text:p>- Click <text:span text:style-name="T9">Edit</text:span> icon</text:p>
          </table:table-cell>
          <table:table-cell table:style-name="ce108" office:value-type="string">
            <text:p>Information of selecting category is displayed in form: Display Name is not blank, it is the category name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3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48" office:value-type="string">
            <text:p>Step 1: Add new category with Display name less than 3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ispla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Display Name less than 3 or over 30 characters</text:p>
          </table:table-cell>
          <table:table-cell table:style-name="ce148" office:value-type="string">
            <text:p>Step 2: Add new category with Display name over 30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<text:span text:style-name="T9">Display Name,</text:span> contains over 30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3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48" office:value-type="string">
            <text:p>Step 1: Add new category without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9">Description</text:span> blank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blank Description</text:p>
          </table:table-cell>
          <table:table-cell table:style-name="ce111" office:value-type="string">
            <text:p>Step 2: Check after adding new category with blank Description successfully</text:p>
          </table:table-cell>
          <table:table-cell table:style-name="ce108" office:value-type="string">
            <text:p>Select new added category, click <text:span text:style-name="T9">Edit</text:span> icon</text:p>
          </table:table-cell>
          <table:table-cell table:style-name="ce108" office:value-type="string">
            <text:p>Edit selecting category is shown, Description is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3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48" office:value-type="string">
            <text:p>Step 1: Add new category <text:s/>with over max length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Input over 255 characters for </text:p>
            <text:p><text:span text:style-name="T9">Description</text:span>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escription must be less than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3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3: Check when choose public option for new category</text:p>
          </table:table-cell>
          <table:table-cell table:style-name="ce157" office:value-type="string">
            <text:p>- Input valid values for Category Settings</text:p>
            <text:p>- Choose “Make it public” option in Permission Settings</text:p>
          </table:table-cell>
          <table:table-cell table:style-name="ce157" office:value-type="string">
            <text:p>The form to list specific groups/memberships below disappear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4: Complete creating public category</text:p>
          </table:table-cell>
          <table:table-cell table:style-name="ce157" office:value-type="string">
            <text:p>Click <text:span text:style-name="T9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3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3: Check form to select group/membership for permission</text:p>
          </table:table-cell>
          <table:table-cell table:style-name="ce157" office:value-type="string">
            <text:p>- Input valid values for Category Settings</text:p>
            <text:p>- Click <text:span text:style-name="T9">Add Permission</text:span></text:p>
          </table:table-cell>
          <table:table-cell table:style-name="ce15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4: Check after select group/membership to assign right on new category</text:p>
          </table:table-cell>
          <table:table-cell table:style-name="ce157" office:value-type="string">
            <text:p>Select group from left pane then select membership from right pane</text:p>
          </table:table-cell>
          <table:table-cell table:style-name="ce157" office:value-type="string">
            <text:p>Selected group/membership are displayed as one row in Group and Membership form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5: Complete adding new category</text:p>
          </table:table-cell>
          <table:table-cell table:style-name="ce157" office:value-type="string">
            <text:p>Click <text:span text:style-name="T9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3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48" office:value-type="string">
            <text:p>Step 1: Show select group/membership to assign right form</text:p>
          </table:table-cell>
          <table:table-cell table:style-name="ce148" office:value-type="string">
            <text:p>In add new category form in Application Registry: </text:p>
            <text:p>- Select Permission Setting tab</text:p>
            <text:p>- Click <text:span text:style-name="T9">Add Permission</text:span></text:p>
          </table:table-cell>
          <table:table-cell table:style-name="ce134" office:value-type="string">
            <text:p>Select permission form is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Check selecting group/membership in case select membership before selecting any group</text:p>
          </table:table-cell>
          <table:table-cell table:style-name="ce157" office:value-type="string">
            <text:p>Step 2: Select membership</text:p>
          </table:table-cell>
          <table:table-cell table:style-name="ce157" office:value-type="string">
            <text:p>- Do not select any group in left pane</text:p>
            <text:p>- Click to select one membership in right pane</text:p>
          </table:table-cell>
          <table:table-cell table:style-name="ce157" office:value-type="string">
            <text:p>Show message alerts have to select group before select any membership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3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3: Create category with no permission</text:p>
          </table:table-cell>
          <table:table-cell table:style-name="ce165" office:value-type="string">
            <text:p>- Input valid values for Category Settings </text:p>
            <text:p>- Click <text:span text:style-name="T9">Save</text:span></text:p>
          </table:table-cell>
          <table:table-cell table:style-name="ce111" office:value-type="string">
            <text:p>Show message alerts permission for category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3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</text:span><text:span text:style-name="T27">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8">- Input valid values for Permission </text:span><text:span text:style-name="T8">Settings </text:span></text:p>
            <text:p>- Click <text:span text:style-name="T9">Cancel</text:span></text:p>
          </table:table-cell>
          <table:table-cell table:style-name="ce111" office:value-type="string">
            <text:p><text:span text:style-name="T8">- A category form is closed</text:span></text:p>
            <text:p><text:span text:style-name="T8">- No new category is </text:span><text:span text:style-name="T39">added</text:span></text:p>
            <text:p><text:span text:style-name="T20"/>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3: Edit display name with valid value</text:p>
          </table:table-cell>
          <table:table-cell table:style-name="ce108" office:value-type="string">
            <text:p>- Change current Display name with valid value</text:p>
            <text:p>- Click <text:span text:style-name="T9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4: Edit display name is blank</text:p>
          </table:table-cell>
          <table:table-cell table:style-name="ce108" office:value-type="string">
            <text:p>- Clean current value in display <text:span text:style-name="T21">name</text:span>, leave it blank</text:p>
            <text:p>- Click <text:span text:style-name="T9">Save</text:span></text:p>
          </table:table-cell>
          <table:table-cell table:style-name="ce108" office:value-type="string">
            <text:p>Edit category successfully, value for display name is category Name instead of blank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5: Edit Display Name less than 3 characters</text:p>
          </table:table-cell>
          <table:table-cell table:style-name="ce108" office:value-type="string">
            <text:p>- Select above category</text:p>
            <text:p>- Click <text:span text:style-name="T9">Edit</text:span> again</text:p>
            <text:p>- Change Display Name less than 3 characters</text:p>
            <text:p>- Click <text:span text:style-name="T9">Save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6: Edit Display Name over 30 characters</text:p>
          </table:table-cell>
          <table:table-cell table:style-name="ce108" office:value-type="string">
            <text:p>- Change Display Name over 30 characters</text:p>
            <text:p>- Click <text:span text:style-name="T9">Save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37" office:value-type="string">
            <text:p>Step 7: Edit category with display name contains space</text:p>
          </table:table-cell>
          <table:table-cell table:style-name="ce108" office:value-type="string">
            <text:p>- Change current value of display name contains space</text:p>
            <text:p>- Click <text:span text:style-name="T9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3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3: Change Description of category</text:p>
          </table:table-cell>
          <table:table-cell table:style-name="ce108" office:value-type="string">
            <text:p>- Change current value of Description</text:p>
            <text:p>- Click <text:span text:style-name="T9">Save</text:span></text:p>
          </table:table-cell>
          <table:table-cell table:style-name="ce108" office:value-type="string">
            <text:p>Edit category successfully with new Description is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4: Change Description with over max length</text:p>
          </table:table-cell>
          <table:table-cell table:style-name="ce108" office:value-type="string">
            <text:p>- Change current Description with over 255 characters </text:p>
            <text:p>- Click Save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3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48" office:value-type="string">
            <text:p>Step 1: Add public category</text:p>
          </table:table-cell>
          <table:table-cell table:style-name="ce148" office:value-type="string">
            <text:p>Create new category with checked “Make it public” option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2: Check public category</text:p>
          </table:table-cell>
          <table:table-cell table:style-name="ce108" office:value-type="string">
            <text:p>- Add some application (public) into added category</text:p>
            <text:p/>
          </table:table-cell>
          <table:table-cell table:style-name="ce108" office:value-type="string">
            <text:p>Everyone can see this category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3: Edit category</text:p>
          </table:table-cell>
          <table:table-cell table:style-name="ce10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8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4: Check accessing above category without right</text:p>
          </table:table-cell>
          <table:table-cell table:style-name="ce157" office:value-type="string">
            <text:p>- Use account of user who is not in the selected group to assign right at step 3</text:p>
            <text:p/>
          </table:table-cell>
          <table:table-cell table:style-name="ce157" office:value-type="string">
            <text:p>This user can not see above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5: Check accessing above category with right</text:p>
          </table:table-cell>
          <table:table-cell table:style-name="ce157" office:value-type="string">
            <text:p>- Login by user who is in selected group/membership when assign right at step 3</text:p>
            <text:p/>
          </table:table-cell>
          <table:table-cell table:style-name="ce157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3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48" office:value-type="string">
            <text:p>Step 1: Add category with limit of access users</text:p>
          </table:table-cell>
          <table:table-cell table:style-name="ce14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2: Check accessing category with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3: Check accessing category without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4: Change access right of category to public</text:p>
          </table:table-cell>
          <table:table-cell table:style-name="ce157" office:value-type="string">
            <text:p>Edit above category with checked “Make it public” option</text:p>
          </table:table-cell>
          <table:table-cell table:style-name="ce157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5: Check accessing public category</text:p>
          </table:table-cell>
          <table:table-cell table:style-name="ce108" office:value-type="string">
            <text:p>- Login by any user</text:p>
            <text:p>- Go to create page by group at step 3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3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1" office:value-type="string">
            <text:p>Step 1: Show form to edit category</text:p>
            <text:p>( at window 1)</text:p>
          </table:table-cell>
          <table:table-cell table:style-name="ce108" office:value-type="string">
            <text:p>- Select a category in list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2: Delete category</text:p>
            <text:p>( at window 2)</text:p>
          </table:table-cell>
          <table:table-cell table:style-name="ce108" office:value-type="string">
            <text:p>- Select category above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3: Edit category</text:p>
            <text:p>( at window 1)</text:p>
          </table:table-cell>
          <table:table-cell table:style-name="ce108" office:value-type="string">
            <text:p>- Change current some value</text:p>
            <text:p>- Click <text:span text:style-name="T9">Save</text:span></text:p>
          </table:table-cell>
          <table:table-cell table:style-name="ce108" office:value-type="string">
            <text:p>Show message alert can not save changes to the category that no longer in database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1];6;1)&gt;MID([.F77];6;1);&quot;&quot;;MAX([.A$7:.A77])+1)" office:value-type="float" office:value="23">
            <text:p>023</text:p>
          </table:table-cell>
          <table:table-cell table:style-name="ce49" office:value-type="string">
            <text:p>PLT_05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3];6;1)&gt;MID([.F82];6;1);&quot;&quot;;MAX([.A$7:.A82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3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 without confirm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Cancel</text:span><text:span text:style-name="T17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category is deleted</text:span>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5];6;1)&gt;MID([.F84];6;1);&quot;&quot;;MAX([.A$7:.A84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3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&amp; application inside are deleted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3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Cancel</text:span><text:span text:style-name="T17"> in confirm message</text:span></text:p>
          </table:table-cell>
          <table:table-cell table:style-name="ce140" office:value-type="string">
            <text:p><text:span text:style-name="T8">- Message form is closed</text:span></text:p>
            <text:p><text:span text:style-name="T8">- No category is deleted</text:span></text:p>
          </table:table-cell>
          <table:table-cell table:style-name="ce108" office:value-type="string">
            <text:p>Trivial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1];6;1)&gt;MID([.F90];6;1);&quot;&quot;;MAX([.A$7:.A90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3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all category in Application</text:p>
          </table:table-cell>
          <table:table-cell table:style-name="ce111" office:value-type="string">
            <text:p>Step 2: Delete all category in Application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Show message alert there are no categories. You can click "Add Category" or "Auto Import" button to add category.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3];6;1)&gt;MID([.F92];6;1);&quot;&quot;;MAX([.A$7:.A92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3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</text:p>
            <text:p>- Click <text:span text:style-name="T9">Edit </text:span><text:span text:style-name="T17">icon</text:span>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28" office:value-type="string">
            <text:p>Step 3: Delete category</text:p>
          </table:table-cell>
          <table:table-cell table:style-name="ce108" office:value-type="string">
            <text:p>- Keep Edit form of current selecting <text:span text:style-name="T21">category</text:span> is being opened</text:p>
            <text:p>- Click <text:span text:style-name="T9">Deleted</text:span> 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Show message alerts this category is being used, can not delet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6];6;1)&gt;MID([.F95];6;1);&quot;&quot;;MAX([.A$7:.A95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3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2: Show form to edit category</text:p>
          </table:table-cell>
          <table:table-cell table:style-name="ce111" office:value-type="string">
            <text:p>- Login by user A</text:p>
            <text:p>- Selected new added category <text:s/></text:p>
            <text:p>- Click <text:span text:style-name="T9">Edit</text:span> icon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3: Delete category by another user</text:p>
          </table:table-cell>
          <table:table-cell table:style-name="ce111" office:value-type="string">
            <text:p>- Login by user B</text:p>
            <text:p>- Select new added category above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category and all application are deleted. They're disappeared from category list in left pan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9];6;1)&gt;MID([.F98];6;1);&quot;&quot;;MAX([.A$7:.A98])+1)" office:value-type="float" office:value="30">
            <text:p>030</text:p>
          </table:table-cell>
          <table:table-cell table:style-name="ce49" office:value-type="string">
            <text:p>PLT_05_04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48" office:value-type="string">
            <text:p>Import application from Application Registry</text:p>
          </table:table-cell>
          <table:table-cell table:style-name="ce157" office:value-type="string">
            <text:p>Step 2: Import</text:p>
          </table:table-cell>
          <table:table-cell table:style-name="ce167" office:value-type="string">
            <text:p>- Click <text:span text:style-name="T9">Import Application</text:span> in the top right</text:p>
            <text:p>- Click <text:span text:style-name="T9">OK</text:span> in confirm message</text:p>
          </table:table-cell>
          <table:table-cell table:style-name="ce171" office:value-type="string">
            <text:p>All portlets/gadgets in different categories will be imported and listed in left pane.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1];6;1)&gt;MID([.F100];6;1);&quot;&quot;;MAX([.A$7:.A100])+1)" office:value-type="float" office:value="31">
            <text:p>031</text:p>
          </table:table-cell>
          <table:table-cell table:style-name="ce49" office:value-type="string">
            <text:p>PLT_05_05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original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Click <text:span text:style-name="T9">Add</text:span></text:p>
          </table:table-cell>
          <table:table-cell table:style-name="ce157" office:value-type="string">
            <text:p>Selected application is added into selecting category with original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3];6;1)&gt;MID([.F102];6;1);&quot;&quot;;MAX([.A$7:.A102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3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valid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Input valid Display Name</text:p>
            <text:p>- Click <text:span text:style-name="T9">Add</text:span></text:p>
          </table:table-cell>
          <table:table-cell table:style-name="ce157" office:value-type="string">
            <text:p>Selected application is added into selecting category with new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5];6;1)&gt;MID([.F104];6;1);&quot;&quot;;MAX([.A$7:.A104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3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2: Add application with new display name less than 3 characters</text:p>
          </table:table-cell>
          <table:table-cell table:style-name="ce15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9">Add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3: Add application with new display name over 30 characters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9">Add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8];6;1)&gt;MID([.F107];6;1);&quot;&quot;;MAX([.A$7:.A107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3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specific category with existing application in category</text:p>
          </table:table-cell>
          <table:table-cell table:style-name="ce111" office:value-type="string">
            <text:p>Step 2: Add application with existing in category</text:p>
          </table:table-cell>
          <table:table-cell table:style-name="ce108" office:value-type="string">
            <text:p>-Choose application from list with existing in category</text:p>
            <text:p>- Click <text:span text:style-name="T9">Add</text:span></text:p>
          </table:table-cell>
          <table:table-cell table:style-name="ce108" office:value-type="string">
            <text:p>Show message alerts Application is already in category and should select another o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0];6;1)&gt;MID([.F109];6;1);&quot;&quot;;MAX([.A$7:.A109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3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text:s/>specific category without confirmation</text:p>
          </table:table-cell>
          <table:table-cell table:style-name="ce111" office:value-type="string">
            <text:p>Step 2: Add application into category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</text:p>
            <text:p>- Click <text:span text:style-name="T9">Cancel</text:span></text:p>
          </table:table-cell>
          <table:table-cell table:style-name="ce108" office:value-type="string">
            <text:p><text:span text:style-name="T8">- Add application form is closed</text:span></text:p>
            <text:p><text:span text:style-name="T8">- No application is add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143" table:formula="oooc:=IF(MID([.F112];6;1)&gt;MID([.F110];6;1);&quot;&quot;;MAX([.A$7:.A110])+1)" office:value-type="float" office:value="36">
            <text:p>036</text:p>
          </table:table-cell>
          <table:table-cell table:style-name="ce48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8" office:value-type="string">
            <text:p>Step 1: Create page by wizard</text:p>
          </table:table-cell>
          <table:table-cell table:style-name="ce158" office:value-type="string">
            <text:p>Create new page by wizard <text:span text:style-name="T33">[detail]</text:span></text:p>
          </table:table-cell>
          <table:table-cell table:style-name="ce158" office:value-type="string">
            <text:p>Page is created successfully 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48" office:value-type="string">
            <text:p>Step 2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3: Set permission for some users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/membership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4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57" office:value-type="string">
            <text:p>Step 5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Limit access right for application in public category</text:p>
          </table:table-cell>
          <table:table-cell table:style-name="ce159" office:value-type="string">
            <text:p>Step 6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Show all user(s) (group and membership) can access the portlet. Default, show all values have set at step 3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8];6;1)&gt;MID([.F116];6;1);&quot;&quot;;MAX([.A$7:.A116])+1)" office:value-type="float" office:value="37">
            <text:p>037</text:p>
          </table:table-cell>
          <table:table-cell table:style-name="ce49" office:value-type="string">
            <text:p>PLT_05_06</text:p>
          </table:table-cell>
          <table:table-cell table:style-name="ce103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2: Public application</text:p>
          </table:table-cell>
          <table:table-cell table:style-name="ce108" office:value-type="string">
            <text:p>- Select to view new added application</text:p>
            <text:p>- Choose “Make it public” option</text:p>
          </table:table-cell>
          <table:table-cell table:style-name="ce108" office:value-type="string">
            <text:p>Assign right on application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3: Check accessing public application in public category</text:p>
          </table:table-cell>
          <table:table-cell table:style-name="ce108" office:value-type="string">
            <text:p>- Login by anyone (has right to access eXo Start)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Public application in public category</text:p>
          </table:table-cell>
          <table:table-cell table:style-name="ce160" office:value-type="string">
            <text:p>Step 4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default the <text:span text:style-name="T9">Make it public </text:span>option is checked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2];6;1)&gt;MID([.F120];6;1);&quot;&quot;;MAX([.A$7:.A120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3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 A with membership B to access this application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3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7" office:value-type="string">
            <text:p>Step 4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6];6;1)&gt;MID([.F125];6;1);&quot;&quot;;MAX([.A$7:.A125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3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 C with any membership to access this application</text:p>
          </table:table-cell>
          <table:table-cell table:style-name="ce108" office:value-type="string">
            <text:p>Selected group/membership are displayed as one row in Group and membership Selector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6">
          <table:table-cell table:style-name="ce96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3: Check accessing above application by user has right to access category but does not have right to access application</text:p>
          </table:table-cell>
          <table:table-cell table:style-name="ce108" office:value-type="string">
            <text:p>- Login by user in group A with membership B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57" office:value-type="string">
            <text:p>Step 4: Check accessing above application by user has right to access the application but does not have right to access the category</text:p>
          </table:table-cell>
          <table:table-cell table:style-name="ce108" office:value-type="string">
            <text:p>- Login by user in group C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The category and of course its application(s) can not be displayed for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0];6;1)&gt;MID([.F129];6;1);&quot;&quot;;MAX([.A$7:.A129])+1)" office:value-type="float" office:value="40">
            <text:p>040</text:p>
          </table:table-cell>
          <table:table-cell table:style-name="ce49" office:value-type="string">
            <text:p>PLT_05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Add an application into a specific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- Select above application</text:p>
            <text:p>- Click Edit icon in the right pane</text:p>
          </table:table-cell>
          <table:table-cell table:style-name="ce10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3: Edit application with blank Display Name</text:p>
          </table:table-cell>
          <table:table-cell table:style-name="ce108" office:value-type="string">
            <text:p>- Clean current value in Display Name</text:p>
            <text:p>- Click <text:span text:style-name="T9">Save</text:span></text:p>
          </table:table-cell>
          <table:table-cell table:style-name="ce108" office:value-type="string">
            <text:p>Edit application successfully but Display Name will be Application Name instead of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4: Edit application with Display Name less than 3 characters</text:p>
          </table:table-cell>
          <table:table-cell table:style-name="ce157" office:value-type="string">
            <text:p>- Leave current Display Name less than 3 characters</text:p>
            <text:p>- Click <text:span text:style-name="T9">Save</text:span></text:p>
          </table:table-cell>
          <table:table-cell table:style-name="ce157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5: Edit application with Display Name over 30 characters</text:p>
          </table:table-cell>
          <table:table-cell table:style-name="ce157" office:value-type="string">
            <text:p>- Leave current Display Name over 30 characters</text:p>
            <text:p>- Click <text:span text:style-name="T9">Save</text:span></text:p>
          </table:table-cell>
          <table:table-cell table:style-name="ce157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6: Edit application with Description over 255 characters</text:p>
          </table:table-cell>
          <table:table-cell table:style-name="ce157" office:value-type="string">
            <text:p>- Change current Description with over 255 characters</text:p>
            <text:p>- Click <text:span text:style-name="T9">Save</text:span></text:p>
          </table:table-cell>
          <table:table-cell table:style-name="ce157" office:value-type="string">
            <text:p>Show message alerts Description can not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7: Edit Display Name &amp; Description with valid values</text:p>
          </table:table-cell>
          <table:table-cell table:style-name="ce157" office:value-type="string">
            <text:p>- Change Display Name/Description with valid values</text:p>
            <text:p>- Click <text:span text:style-name="T9">Save</text:span></text:p>
          </table:table-cell>
          <table:table-cell table:style-name="ce157" office:value-type="string">
            <text:p>Changes are saved, application is displayed with new valu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7];6;1)&gt;MID([.F136];6;1);&quot;&quot;;MAX([.A$7:.A136])+1)" office:value-type="float" office:value="41">
            <text:p>041</text:p>
          </table:table-cell>
          <table:table-cell table:style-name="ce49" office:value-type="string">
            <text:p>PLT_05_08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The application is removed from applications list of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9];6;1)&gt;MID([.F138];6;1);&quot;&quot;;MAX([.A$7:.A138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3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out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9">Cancel</text:span><text:span text:style-name="T17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application is delet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1];6;1)&gt;MID([.F140];6;1);&quot;&quot;;MAX([.A$7:.A140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3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Select added application &amp; click Edit icon</text:p>
          </table:table-cell>
          <table:table-cell table:style-name="ce108" office:value-type="string">
            <text:p>Edit application form appear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3: Delete application while it is being edited</text:p>
          </table:table-cell>
          <table:table-cell table:style-name="ce108" office:value-type="string">
            <text:p>Click <text:span text:style-name="T9">Delete</text:span> icon of editing application</text:p>
          </table:table-cell>
          <table:table-cell table:style-name="ce108" office:value-type="string">
            <text:p>Show message alerts this application is being used, can not do this action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44];6;1)&gt;MID([.F143];6;1);&quot;&quot;;MAX([.A$7:.A143])+1)" office:value-type="float" office:value="44">
            <text:p>044</text:p>
          </table:table-cell>
          <table:table-cell table:style-name="ce49" office:value-type="string">
            <text:p>PLT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48" office:value-type="string">
            <text:p>Step 1: Show Port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2: Show portlets list of <text:span text:style-name="T9">Local</text:span> category</text:p>
          </table:table-cell>
          <table:table-cell table:style-name="ce108" office:value-type="string">
            <text:p>Click on <text:span text:style-name="T9">Local</text:span></text:p>
          </table:table-cell>
          <table:table-cell table:style-name="ce108" office:value-type="string">
            <text:p>All portlets in this category are shown, Remote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3: Show portlets list of <text:span text:style-name="T9">Remote</text:span> category</text:p>
          </table:table-cell>
          <table:table-cell table:style-name="ce108" office:value-type="string">
            <text:p>Click on <text:span text:style-name="T9">Remote</text:span></text:p>
          </table:table-cell>
          <table:table-cell table:style-name="ce108" office:value-type="string">
            <text:p>All portlets in this category are shown, Local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47];6;1)&gt;MID([.F146];6;1);&quot;&quot;;MAX([.A$7:.A146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3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48" office:value-type="string">
            <text:p>Step 1: Show Cover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2: Show portlets list</text:p>
          </table:table-cell>
          <table:table-cell table:style-name="ce108" office:value-type="string">
            <text:p>Select one category</text:p>
          </table:table-cell>
          <table:table-cell table:style-name="ce108" office:value-type="string">
            <text:p>All portlets in this category are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3: Show portlet's information</text:p>
          </table:table-cell>
          <table:table-cell table:style-name="ce108" office:value-type="string">
            <text:p>Select one portlet from list</text:p>
          </table:table-cell>
          <table:table-cell table:style-name="ce108" office:value-type="string">
            <text:p>Selected portlet's informations are displayed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50];6;1)&gt;MID([.F149];6;1);&quot;&quot;;MAX([.A$7:.A149])+1)" office:value-type="float" office:value="46">
            <text:p>046</text:p>
          </table:table-cell>
          <table:table-cell table:style-name="ce49" office:value-type="string">
            <text:p>PLT_07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0" office:value-type="string">
            <text:p>Check showing gadget details information</text:p>
          </table:table-cell>
          <table:table-cell table:style-name="ce148" office:value-type="string">
            <text:p>Step 1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3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1" office:value-type="string">
            <text:p>Check showing gadget details information</text:p>
          </table:table-cell>
          <table:table-cell table:style-name="ce111" office:value-type="string">
            <text:p>Step 2: Show details of a specific gadget</text:p>
          </table:table-cell>
          <table:table-cell table:style-name="ce108" office:value-type="string">
            <text:p>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2];6;1)&gt;MID([.F151];6;1);&quot;&quot;;MAX([.A$7:.A151])+1)" office:value-type="float" office:value="47">
            <text:p>047</text:p>
          </table:table-cell>
          <table:table-cell table:style-name="ce49" office:value-type="string">
            <text:p>PLT_07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9">Add a remote gadget with URL </text:span><text:span text:style-name="T9">blank in </text:span></text:p>
            <text:p><text:span text:style-name="T9">Application Registry</text:span>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<text:span text:style-name="T17">Add a remote gadget with URL blank </text:span><text:span text:style-name="T17">in </text:span></text:p>
            <text:p><text:span text:style-name="T17">Application Registry</text:span>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Leave URL blank</text:p>
            <text:p>- Click <text:span text:style-name="T9">Add</text:span></text:p>
          </table:table-cell>
          <table:table-cell table:style-name="ce108" office:value-type="string">
            <text:p>Show message: “ The "URL" field is requir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4];6;1)&gt;MID([.F153];6;1);&quot;&quot;;MAX([.A$7:.A153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3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valid URL 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3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invalid URL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does not contain a valid URL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8];6;1)&gt;MID([.F157];6;1);&quot;&quot;;MAX([.A$7:.A157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3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without URL of gadget's xml or RSS feed 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without URL of gadget's </text:span><text:span text:style-name="T35">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 should enter a correct url of gadget's xml or RSS fe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0];6;1)&gt;MID([.F159];6;1);&quot;&quot;;MAX([.A$7:.A159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3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existing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existing in </text:span><text:span text:style-name="T35">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is existing, please select another one.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2];6;1)&gt;MID([.F161];6;1);&quot;&quot;;MAX([.A$7:.A161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3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a remote gadget into category when gadget not belong to categories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9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3" office:value-type="string">
            <text:p>Selected gadget is added into selecting category 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5];6;1)&gt;MID([.F164];6;1);&quot;&quot;;MAX([.A$7:.A164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9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8">- Category selector form is closed</text:span></text:p>
            <text:p><text:span text:style-name="T8">- No gadget is </text:span><text:span text:style-name="T39">added into category</text:span></text:p>
            <text:p><text:span text:style-name="T20"/>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123" table:formula="oooc:=IF(MID([.F168];6;1)&gt;MID([.F167];6;1);&quot;&quot;;MAX([.A$7:.A167])+1)" office:value-type="float" office:value="54">
            <text:p>054</text:p>
          </table:table-cell>
          <table:table-cell table:style-name="ce145" office:value-type="string">
            <text:p>PLT_07_03</text:p>
          </table:table-cell>
          <table:table-cell table:style-name="ce147" office:value-type="float" office:value="1">
            <text:p>001</text:p>
          </table:table-cell>
          <table:table-cell table:style-name="ce145" office:value-type="string">
            <text:p>Portal\Application Registry\Gadget\Remote\Copy</text:p>
          </table:table-cell>
          <table:table-cell table:style-name="ce145" office:value-type="string">
            <text:p>Copy remote gadget to local repository</text:p>
          </table:table-cell>
          <table:table-cell table:style-name="ce154" office:value-type="string">
            <text:p>Step 1: Show form to add a remote gadget</text:p>
          </table:table-cell>
          <table:table-cell table:style-name="ce154" office:value-type="string">
            <text:p>Click <text:span text:style-name="T9">Add a remote gadget</text:span></text:p>
          </table:table-cell>
          <table:table-cell table:style-name="ce174" office:value-type="string">
            <text:p>A form is shown in one field to input ULR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69];6;1)&gt;MID([.F168];6;1);&quot;&quot;;MAX([.A$7:.A168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69];6;1)&gt;MID([.F168];6;1);[.C168];[.C168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1" office:value-type="string">
            <text:p>Step 2: Add gadget</text:p>
          </table:table-cell>
          <table:table-cell table:style-name="ce140" office:value-type="string">
            <text:p>- Input valid URL</text:p>
            <text:p>- Click <text:span text:style-name="T9">Add</text:span></text:p>
          </table:table-cell>
          <table:table-cell table:style-name="ce140" office:value-type="string">
            <text:p>New gadget is added successfully and displayed in the left pane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70];6;1)&gt;MID([.F169];6;1);&quot;&quot;;MAX([.A$7:.A169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70];6;1)&gt;MID([.F169];6;1);[.C169];[.C169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1];6;1)&gt;MID([.F170];6;1);&quot;&quot;;MAX([.A$7:.A170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3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37">
          <table:table-cell table:style-name="ce96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3: Go to Categories form</text:p>
          </table:table-cell>
          <table:table-cell table:style-name="ce157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</text:span><text:span text:style-name="T35">categories will be imported and listed </text:span><text:span text:style-name="T35">in left pane.</text:span></text:p>
            <text:p><text:span text:style-name="T38"/></text:p>
          </table:table-cell>
          <table:table-cell table:style-name="ce15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4: Check remote gadget is saved to local repository</text:p>
          </table:table-cell>
          <table:table-cell table:style-name="ce157" office:value-type="string">
            <text:p>- Return to Categories tab and click import application</text:p>
            <text:p>- Choose gadget category</text:p>
          </table:table-cell>
          <table:table-cell table:style-name="ce157" office:value-type="string">
            <text:p>Display all gadget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5];6;1)&gt;MID([.F174];6;1);&quot;&quot;;MAX([.A$7:.A174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3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 ( URL of gadget 's xml or RSS feed)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3: Add new same URL</text:p>
          </table:table-cell>
          <table:table-cell table:style-name="ce108" office:value-type="string">
            <text:p>- Input valid URL same with URL above</text:p>
            <text:p>- Click <text:span text:style-name="T9">Add</text:span></text:p>
          </table:table-cell>
          <table:table-cell table:style-name="ce10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78];6;1)&gt;MID([.F174];6;1);&quot;&quot;;MAX([.A$7:.A174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1" office:value-type="string">
            <text:p>Step 1: Show form to add a gadget</text:p>
          </table:table-cell>
          <table:table-cell table:style-name="ce111" office:value-type="string">
            <text:p>Click <text:span text:style-name="T9">Create a new gadget</text:span></text:p>
          </table:table-cell>
          <table:table-cell table:style-name="ce111" office:value-type="string">
            <text:p>A form to input source is shown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by inputing valid source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9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0];6;1)&gt;MID([.F179];6;1);&quot;&quot;;MAX([.A$7:.A179])+1)" office:value-type="float" office:value="57">
            <text:p>057</text:p>
          </table:table-cell>
          <table:table-cell table:style-name="ce49" office:value-type="string">
            <text:p>PLT_07_04</text:p>
          </table:table-cell>
          <table:table-cell table:style-name="ce103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9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invalid source</text:p>
          </table:table-cell>
          <table:table-cell table:style-name="ce157" office:value-type="string">
            <text:p>Step 2: Add gadget with invalid source</text:p>
          </table:table-cell>
          <table:table-cell table:style-name="ce157" office:value-type="string">
            <text:p>- Input invalid content in Source</text:p>
            <text:p>- Click <text:span text:style-name="T9">Add</text:span></text:p>
          </table:table-cell>
          <table:table-cell table:style-name="ce157" office:value-type="string">
            <text:p>Show message alerts the source content is not vali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2];6;1)&gt;MID([.F181];6;1);&quot;&quot;;MAX([.A$7:.A181])+1)" office:value-type="float" office:value="58">
            <text:p>058</text:p>
          </table:table-cell>
          <table:table-cell table:style-name="ce49" office:value-type="string">
            <text:p>PLT_07_04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9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sourc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the Source field blank</text:p>
            <text:p>- Click <text:span text:style-name="T9">Add</text:span></text:p>
          </table:table-cell>
          <table:table-cell table:style-name="ce157" office:value-type="string">
            <text:p>Show message alerts the Source field can not be blank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2" office:value-type="string">
            <text:p>Selected gadget is added into selecting category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5: Check gadget after added into category</text:p>
          </table:table-cell>
          <table:table-cell table:style-name="ce157" office:value-type="string">
            <text:p>- Choose categories tab</text:p>
            <text:p>- Select category is added gadget</text:p>
          </table:table-cell>
          <table:table-cell table:style-name="ce17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8">- Category selector form is closed</text:span></text:p>
            <text:p><text:span text:style-name="T8">- No gadget is </text:span><text:span text:style-name="T39">added into category</text:span></text:p>
            <text:p><text:span text:style-name="T20"/>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93];6;1)&gt;MID([.F183];6;1);&quot;&quot;;MAX([.A$7:.A183])+1)" office:value-type="float" office:value="59">
            <text:p>059</text:p>
          </table:table-cell>
          <table:table-cell table:style-name="ce48" office:value-type="string">
            <text:p>PLT_07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194];6;1)&gt;MID([.F193];6;1);[.C193];[.C193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9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5];6;1)&gt;MID([.F194];6;1);&quot;&quot;;MAX([.A$7:.A194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195];6;1)&gt;MID([.F194];6;1);[.C194];[.C194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source content</text:p>
            <text:p>- Click <text:span text:style-name="T9">Save</text:span></text:p>
          </table:table-cell>
          <table:table-cell table:style-name="ce108" office:value-type="string">
            <text:p>Information of selected gadget is updat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6];6;1)&gt;MID([.F195];6;1);[.C195];[.C195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7];6;1)&gt;MID([.F196];6;1);[.C196];[.C196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9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8];6;1)&gt;MID([.F197];6;1);[.C197];[.C197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invalid content of gadget</text:p>
            <text:p>- Click <text:span text:style-name="T9">Save</text:span></text:p>
          </table:table-cell>
          <table:table-cell table:style-name="ce108" office:value-type="string">
            <text:p>Show message alert This source is invalid gadget specification.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9];6;1)&gt;MID([.F195];6;1);&quot;&quot;;MAX([.A$7:.A195])+1)" office:value-type="float" office:value="60">
            <text:p>060</text:p>
          </table:table-cell>
          <table:table-cell table:style-name="ce49" office:value-type="string">
            <text:p>PLT_07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0];6;1)&gt;MID([.F199];6;1);[.C199];[.C199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1];6;1)&gt;MID([.F200];6;1);&quot;&quot;;MAX([.A$7:.A200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1];6;1)&gt;MID([.F200];6;1);[.C200];[.C200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57" office:value-type="string">
            <text:p>Step 3: Check refresh information</text:p>
          </table:table-cell>
          <table:table-cell table:style-name="ce157" office:value-type="string">
            <text:p>- Select added gadget</text:p>
            <text:p>- Click Refresh information icon in the left pane</text:p>
          </table:table-cell>
          <table:table-cell table:style-name="ce157" office:value-type="string">
            <text:p>- The Information of this gadget is modified on server will be re-update from another o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2];6;1)&gt;MID([.F201];6;1);&quot;&quot;;MAX([.A$7:.A201])+1)" office:value-type="float" office:value="61">
            <text:p>061</text:p>
          </table:table-cell>
          <table:table-cell table:style-name="ce49" office:value-type="string">
            <text:p>PLT_07_06</text:p>
          </table:table-cell>
          <table:table-cell table:style-name="ce103" table:formula="oooc:=IF(MID([.F202];6;1)&gt;MID([.F201];6;1);[.C201];[.C20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9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3];6;1)&gt;MID([.F202];6;1);&quot;&quot;;MAX([.A$7:.A202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3];6;1)&gt;MID([.F202];6;1);[.C202];[.C202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9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4];6;1)&gt;MID([.F203];6;1);&quot;&quot;;MAX([.A$7:.A203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4];6;1)&gt;MID([.F203];6;1);[.C203];[.C203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3: Show edit gadget form</text:p>
          </table:table-cell>
          <table:table-cell table:style-name="ce157" office:value-type="string">
            <text:p>- Click Edit Gadget icon in the left pane</text:p>
          </table:table-cell>
          <table:table-cell table:style-name="ce157" office:value-type="string">
            <text:p>- Information of current gadget is display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5];6;1)&gt;MID([.F204];6;1);&quot;&quot;;MAX([.A$7:.A204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5];6;1)&gt;MID([.F204];6;1);[.C204];[.C204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4: Edit gadget</text:p>
          </table:table-cell>
          <table:table-cell table:style-name="ce157" office:value-type="string">
            <text:p>- Change some value in source field</text:p>
            <text:p>- Click <text:span text:style-name="T9">Save</text:span></text:p>
          </table:table-cell>
          <table:table-cell table:style-name="ce157" office:value-type="string">
            <text:p>- Change is saved </text:p>
            <text:p>- Edited Gadget is display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6];6;1)&gt;MID([.F205];6;1);[.C205];[.C205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5: Check Refresh information</text:p>
          </table:table-cell>
          <table:table-cell table:style-name="ce157" office:value-type="string">
            <text:p>- Select edited gadget</text:p>
            <text:p>- Click Refresh information icon in the left pane</text:p>
          </table:table-cell>
          <table:table-cell table:style-name="ce157" office:value-type="string">
            <text:p>- All information will be update after chang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7];6;1)&gt;MID([.F206];6;1);&quot;&quot;;MAX([.A$7:.A206])+1)" office:value-type="float" office:value="62">
            <text:p>062</text:p>
          </table:table-cell>
          <table:table-cell table:style-name="ce49" office:value-type="string">
            <text:p>PLT_07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9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9">Delete</text:span><text:span text:style-name="T17"> icon corresponding to a </text:span><text:span text:style-name="T17">gadget in left pane</text:span></text:p>
            <text:p><text:span text:style-name="T17">- Click </text:span><text:span text:style-name="T9">OK</text:span></text:p>
          </table:table-cell>
          <table:table-cell table:style-name="ce157" office:value-type="string">
            <text:p>Gadget is remov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9];6;1)&gt;MID([.F208];6;1);&quot;&quot;;MAX([.A$7:.A208])+1)" office:value-type="float" office:value="63">
            <text:p>063</text:p>
          </table:table-cell>
          <table:table-cell table:style-name="ce49" office:value-type="string">
            <text:p>PLT_07_07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9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out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9">Delete</text:span><text:span text:style-name="T17"> icon corresponding to a </text:span><text:span text:style-name="T17">gadget in left pane</text:span></text:p>
            <text:p><text:span text:style-name="T17">- Click </text:span><text:span text:style-name="T9">Cancel</text:span></text:p>
          </table:table-cell>
          <table:table-cell table:style-name="ce108" office:value-type="string">
            <text:p>That gadget is not removed from list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1];6;1)&gt;MID([.F210];6;1);&quot;&quot;;MAX([.A$7:.A210])+1)" office:value-type="float" office:value="64">
            <text:p>064</text:p>
          </table:table-cell>
          <table:table-cell table:style-name="ce49" office:value-type="string">
            <text:p>PLT_07_07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08" office:value-type="string">
            <text:p>Step 1: Add new gadget</text:p>
          </table:table-cell>
          <table:table-cell table:style-name="ce108" office:value-type="string">
            <text:p>Add new gadget with valid values</text:p>
          </table:table-cell>
          <table:table-cell table:style-name="ce108" office:value-type="string">
            <text:p>New gadget is added successfully and displayed in the left pan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2];6;1)&gt;MID([.F211];6;1);&quot;&quot;;MAX([.A$7:.A211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2: Show form to edit gadget</text:p>
          </table:table-cell>
          <table:table-cell table:style-name="ce111" office:value-type="string">
            <text:p>- Login by user A</text:p>
            <text:p>- Selected new added gadget </text:p>
            <text:p>- Click <text:span text:style-name="T9">Edit</text:span> icon</text:p>
          </table:table-cell>
          <table:table-cell table:style-name="ce108" office:value-type="string">
            <text:p>Edit gadget form is shown: informations of selecting gadget are displayed in form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3: Delete gadget by another user</text:p>
          </table:table-cell>
          <table:table-cell table:style-name="ce111" office:value-type="string">
            <text:p>- Login by user B</text:p>
            <text:p>- Select new added gadget above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gadget is deleted. They're disappeared from gadget list in left pane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4];6;1)&gt;MID([.F213];6;1);[.C213];[.C213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63" office:value-type="string">
            <text:p>Step 4: Check gadget which was deleted</text:p>
          </table:table-cell>
          <table:table-cell table:style-name="ce163" office:value-type="string">
            <text:p>- Return to user A</text:p>
            <text:p>- Select deleted gadget </text:p>
            <text:p>- Click Save button</text:p>
          </table:table-cell>
          <table:table-cell table:style-name="ce163" office:value-type="string">
            <text:p>Show message alert can not save changes to the gadget that no longer in databas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5];6;1)&gt;MID([.F214];6;1);&quot;&quot;;MAX([.A$7:.A214])+1)" office:value-type="float" office:value="65">
            <text:p>065</text:p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16];6;1)&gt;MID([.F215];6;1);&quot;&quot;;MAX([.A$7:.A215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18];6;1)&gt;MID([.F217];6;1);&quot;&quot;;MAX([.A$7:.A217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0];6;1)&gt;MID([.F219];6;1);&quot;&quot;;MAX([.A$7:.A219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1];6;1)&gt;MID([.F220];6;1);&quot;&quot;;MAX([.A$7:.A220])+1)" office:value-type="float" office:value="66">
            <text:p>066</text:p>
          </table:table-cell>
          <table:table-cell office:value-type="string">
            <text:p>PLT_16</text:p>
          </table:table-cell>
          <table:table-cell table:style-name="ce103" table:formula="oooc:=IF(MID([.F221];6;1)&gt;MID([.F220];6;1);[.C220];[.C22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3" table:formula="oooc:=IF(MID([.F222];6;1)&gt;MID([.F221];6;1);[.C221];[.C221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3" table:formula="oooc:=IF(MID([.F223];6;1)&gt;MID([.F222];6;1);[.C222];[.C222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3" table:formula="oooc:=IF(MID([.F224];6;1)&gt;MID([.F223];6;1);[.C223];[.C223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9" office:value-type="string">
            <text:p>- Click Abort icon on the top of the Page Editor composer</text:p>
          </table:table-cell>
          <table:table-cell table:style-name="ce167" office:value-type="string">
            <text:p>Edit portlet form is closed, return to show application registry portlet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64" office:value-type="string">
            <text:p>Step 5: Check changes after Abort</text:p>
          </table:table-cell>
          <table:table-cell table:style-name="ce170" office:value-type="string">
            <text:p>Show form to edit portlet again</text:p>
          </table:table-cell>
          <table:table-cell table:style-name="ce170" office:value-type="string">
            <text:p>Changes at step 3 was not saved, old values are still displayed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6" table:number-columns-repeated="6"/>
          <table:table-cell table:number-columns-repeated="241"/>
        </table:table-row>
        <table:table-row table:style-name="ro15" table:number-rows-repeated="6499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3"/>
        <table:table-column table:style-name="co30" table:default-cell-style-name="ce124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7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View breadcumbs, Sitemap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96])" office:value-type="float" office:value="13" table:number-columns-spanned="3" table:number-rows-spanned="1">
            <text:p>13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08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8" office:value-type="string">
            <text:p>Check breadcrumbs portlet when select a page</text:p>
          </table:table-cell>
          <table:table-cell table:style-name="ce198" office:value-type="string">
            <text:p>Step 1: Check displaying path of selected page from navigation when is has no parent</text:p>
          </table:table-cell>
          <table:table-cell table:style-name="ce198" office:value-type="string">
            <text:p>Select page from page navigation (not child page)</text:p>
          </table:table-cell>
          <table:table-cell table:style-name="ce208" office:value-type="string">
            <text:p>The page name (display name) will be displayed in the breadcumb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8" office:value-type="string">
            <text:p>Step 2: Check displaying path of selected page from navigation when it is child page</text:p>
          </table:table-cell>
          <table:table-cell table:style-name="ce198" office:value-type="string">
            <text:p>Select page from page navigation that is child page</text:p>
          </table:table-cell>
          <table:table-cell table:style-name="ce12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9];6;1)&gt;MID([.F8];6;1);&quot;&quot;;MAX([.A$7:.A8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9" office:value-type="string">
            <text:p>Step 3: Check link to a specific page from breadcumbs</text:p>
          </table:table-cell>
          <table:table-cell table:style-name="ce121" office:value-type="string">
            <text:p>Click on one name in page path in breadcumbs</text:p>
          </table:table-cell>
          <table:table-cell table:style-name="ce121" office:value-type="string">
            <text:p>That page is shown, the path in breadcumbs is shorte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185" office:value-type="string">
            <text:p>PLT_09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8" office:value-type="string">
            <text:p>Step 1: Show site map page</text:p>
          </table:table-cell>
          <table:table-cell table:style-name="ce198" office:value-type="string">
            <text:p>Click Site map from navigation</text:p>
          </table:table-cell>
          <table:table-cell table:style-name="ce208" office:value-type="string">
            <text:p>Site map page is shown: There's a pane for each page on the first level &amp; its sub page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0" office:value-type="string">
            <text:p>Check Site map portlet</text:p>
          </table:table-cell>
          <table:table-cell table:style-name="ce199" office:value-type="string">
            <text:p>Step 2: Go to page by clicking on site map</text:p>
          </table:table-cell>
          <table:table-cell table:style-name="ce121" office:value-type="string">
            <text:p>Click on page name in site map</text:p>
          </table:table-cell>
          <table:table-cell table:style-name="ce121" office:value-type="string">
            <text:p>Selected page is show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185" office:value-type="string">
            <text:p>PLT_09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0" office:value-type="string">
            <text:p>Step 1: Create pages </text:p>
          </table:table-cell>
          <table:table-cell table:style-name="ce200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9" office:value-type="string">
            <text:p>Create pages successfully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1" office:value-type="string">
            <text:p>Check listing pages at the same level in Site map</text:p>
          </table:table-cell>
          <table:table-cell table:style-name="ce201" office:value-type="string">
            <text:p>Step 2: Show site map</text:p>
          </table:table-cell>
          <table:table-cell table:style-name="ce198" office:value-type="string">
            <text:p>Click Site map from navigation</text:p>
          </table:table-cell>
          <table:table-cell table:style-name="ce210" office:value-type="string">
            <text:p>- Pages at the same level are set the same align</text:p>
            <text:p>- Pages at different level are in the different alignment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185" office:value-type="string">
            <text:p>PLT_09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0" office:value-type="string">
            <text:p>Step 1: Show site map page</text:p>
          </table:table-cell>
          <table:table-cell table:style-name="ce198" office:value-type="string">
            <text:p>- Login by admin</text:p>
            <text:p>- Click Site map from navigation</text:p>
          </table:table-cell>
          <table:table-cell table:style-name="ce209" office:value-type="string">
            <text:p>Site map is displayed 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0" office:value-type="string">
            <text:p>Step 2: Show Change skin form</text:p>
          </table:table-cell>
          <table:table-cell table:style-name="ce205" office:value-type="string">
            <text:p>Go to <text:span text:style-name="T9">Exo Start/ Change skin</text:span></text:p>
          </table:table-cell>
          <table:table-cell table:style-name="ce205" office:value-type="string">
            <text:p>- Change skin form is shown properly with existing skins in form</text:p>
            <text:p>- Allow user to change skin for portal</text:p>
          </table:table-cell>
          <table:table-cell table:style-name="ce209"/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6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3: Change skin</text:p>
          </table:table-cell>
          <table:table-cell table:style-name="ce206" office:value-type="string">
            <text:p>Select another skin to display portal</text:p>
          </table:table-cell>
          <table:table-cell table:style-name="ce206" office:value-type="string">
            <text:p>Portal is displayed in new selected skin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7];6;1)&gt;MID([.F16];6;1);&quot;&quot;;MAX([.A$7:.A16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4: Check site map in new skin</text:p>
          </table:table-cell>
          <table:table-cell table:style-name="ce198" office:value-type="string">
            <text:p>Click Site map from navigation</text:p>
          </table:table-cell>
          <table:table-cell table:style-name="ce206" office:value-type="string">
            <text:p>Site map is displayed in new selected skin properly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185" office:value-type="string">
            <text:p>PLT_09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193" office:value-type="string">
            <text:p>Check showing when select to the page listed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 </text:p>
          </table:table-cell>
          <table:table-cell table:style-name="ce211" office:value-type="string">
            <text:p>Show site map page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9];6;1)&gt;MID([.F18];6;1);[.C18];[.C18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3" office:value-type="string">
            <text:p>Step 2: Select to the page </text:p>
            <text:p>listed in site map</text:p>
          </table:table-cell>
          <table:table-cell table:style-name="ce207" office:value-type="string">
            <text:p>- Click on the page in site map</text:p>
          </table:table-cell>
          <table:table-cell table:style-name="ce20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Expand All site map</text:p>
          </table:table-cell>
          <table:table-cell table:style-name="ce203" office:value-type="string">
            <text:p>Step 2: Check displaying when </text:p>
            <text:p>click Expand All </text:p>
          </table:table-cell>
          <table:table-cell table:style-name="ce207" office:value-type="string">
            <text:p>- Click on Expand All on Site map</text:p>
          </table:table-cell>
          <table:table-cell table:style-name="ce211" office:value-type="string">
            <text:p>Pages instruction of current using portal is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Collapse All site map</text:p>
          </table:table-cell>
          <table:table-cell table:style-name="ce203" office:value-type="string">
            <text:p>Step 2: Check displaying when </text:p>
            <text:p>click Collapse All </text:p>
          </table:table-cell>
          <table:table-cell table:style-name="ce207" office:value-type="string">
            <text:p>- Click on Collapse All on Site map</text:p>
          </table:table-cell>
          <table:table-cell table:style-name="ce211" office:value-type="string">
            <text:p>Pages instruction of current using portal don't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6">
          <table:table-cell table:style-name="ce143" table:formula="oooc:=IF(MID([.F24];6;1)&gt;MID([.F19];6;1);&quot;&quot;;MAX([.A$7:.A19])+1)" office:value-type="float" office:value="6">
            <text:p>006</text:p>
          </table:table-cell>
          <table:table-cell table:style-name="ce186"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5" office:value-type="string">
            <text:p>portal/others/star toolbar portlet</text:p>
          </table:table-cell>
          <table:table-cell table:style-name="ce195" office:value-type="string">
            <text:p>Check showing in exo Star toolbar portlet</text:p>
          </table:table-cell>
          <table:table-cell table:style-name="ce204" office:value-type="string">
            <text:p>Step 1: check showing in exo Star toolbar portlet</text:p>
          </table:table-cell>
          <table:table-cell table:style-name="ce204" office:value-type="string">
            <text:p>- Log in by admin</text:p>
            <text:p>- On the top page, move mouse on <text:span text:style-name="T9">ExoStar</text:span></text:p>
          </table:table-cell>
          <table:table-cell table:style-name="ce204" office:value-type="string">
            <text:p>Show list all functions on <text:span text:style-name="T9">Exostar</text:span><text:span text:style-name="T17"> in </text:span><text:span text:style-name="T17">menu form</text:span>:</text:p>
            <text:p>- <text:span text:style-name="T9">Change Language</text:span>: user can change the language displaying on portal</text:p>
            <text:p>- <text:span text:style-name="T9">Change skin</text:span>: user can change the skin displaying on portal</text:p>
            <text:p>- <text:span text:style-name="T9">Log out: </text:span><text:span text:style-name="T17">user can out to portal</text:span></text:p>
          </table:table-cell>
          <table:table-cell table:style-name="ce211" office:value-type="string">
            <text:p>Minor</text:p>
          </table:table-cell>
          <table:table-cell table:style-name="ce214" table:number-columns-repeated="8"/>
          <table:table-cell table:style-name="ce216" table:number-columns-repeated="239"/>
        </table:table-row>
        <table:table-row table:style-name="ro7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186" office:value-type="string">
            <text:p>PLT_17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<text:s/>toolbar site portlet</text:p>
          </table:table-cell>
          <table:table-cell table:style-name="ce196" office:value-type="string">
            <text:p>Check showing User Toolbar Site portlet</text:p>
          </table:table-cell>
          <table:table-cell table:style-name="ce202" office:value-type="string">
            <text:p>Step 1: check showing User Site toolbar portlet</text:p>
          </table:table-cell>
          <table:table-cell table:style-name="ce202" office:value-type="string">
            <text:p>- Log in by admin</text:p>
            <text:p>- On the top page, move mouse on <text:span text:style-name="T9">Site</text:span></text:p>
          </table:table-cell>
          <table:table-cell table:style-name="ce202" office:value-type="string">
            <text:p><text:span text:style-name="T19">- Site</text:span>: contain list sites (portals) on the system 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8">
            <text:p>008</text:p>
          </table:table-cell>
          <table:table-cell table:style-name="ce186" office:value-type="string">
            <text:p>PLT_18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group portlet</text:p>
          </table:table-cell>
          <table:table-cell table:style-name="ce196" office:value-type="string">
            <text:p>Check showing User Toolbar Group portlet</text:p>
          </table:table-cell>
          <table:table-cell table:style-name="ce202" office:value-type="string">
            <text:p>Step 1: check showing User Group toolbar portlet</text:p>
          </table:table-cell>
          <table:table-cell table:style-name="ce202" office:value-type="string">
            <text:p>- Log in by admin</text:p>
            <text:p>- On the top page, move mouse on <text:span text:style-name="T9">Group</text:span></text:p>
          </table:table-cell>
          <table:table-cell table:style-name="ce202" office:value-type="string">
            <text:p><text:span text:style-name="T19">- Group</text:span>: contain list all pages of each groups which user is memb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186" office:value-type="string">
            <text:p>PLT_19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dashboard portlet</text:p>
          </table:table-cell>
          <table:table-cell table:style-name="ce196" office:value-type="string">
            <text:p>Check showing User Toolbar Dashboard portlet</text:p>
          </table:table-cell>
          <table:table-cell table:style-name="ce202" office:value-type="string">
            <text:p>Step 1: check showing User Dashboard toolbar portlet</text:p>
          </table:table-cell>
          <table:table-cell table:style-name="ce202" office:value-type="string">
            <text:p>- Log in by admin</text:p>
            <text:p>- On the top page, move mouse on <text:span text:style-name="T9">Dashboard</text:span></text:p>
          </table:table-cell>
          <table:table-cell table:style-name="ce202" office:value-type="string">
            <text:p>- Dashboard: display page of us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8];6;1)&gt;MID([.F27];6;1);&quot;&quot;;MAX([.A$7:.A27])+1)" office:value-type="float" office:value="10">
            <text:p>010</text:p>
          </table:table-cell>
          <table:table-cell table:style-name="ce186" office:value-type="string">
            <text:p>PLT_20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site navigation</text:p>
          </table:table-cell>
          <table:table-cell table:style-name="ce197" office:value-type="string">
            <text:p>Check displaying Site navigation</text:p>
          </table:table-cell>
          <table:table-cell table:style-name="ce202" office:value-type="string">
            <text:p>Step 1: Check displaying Site Navigation</text:p>
          </table:table-cell>
          <table:table-cell table:style-name="ce202" office:value-type="string">
            <text:p>- Login by admin</text:p>
            <text:p>- Click on <text:span text:style-name="T19">Site</text:span> link</text:p>
          </table:table-cell>
          <table:table-cell table:style-name="ce202" office:value-type="string">
            <text:p>- Display Portal navigation page and user can add/delete portal, can edit layout, edit navigation, edit portal's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9];6;1)&gt;MID([.F28];6;1);&quot;&quot;;MAX([.A$7:.A28])+1)" office:value-type="float" office:value="11">
            <text:p>011</text:p>
          </table:table-cell>
          <table:table-cell table:style-name="ce186" office:value-type="string">
            <text:p>PLT_21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group navigation</text:p>
          </table:table-cell>
          <table:table-cell table:style-name="ce197" office:value-type="string">
            <text:p>Check displaying Group navigation</text:p>
          </table:table-cell>
          <table:table-cell table:style-name="ce202" office:value-type="string">
            <text:p>Step 1: Check displaying Group Navigation</text:p>
          </table:table-cell>
          <table:table-cell table:style-name="ce202" office:value-type="string">
            <text:p>- Login by admin</text:p>
            <text:p>- Click on <text:span text:style-name="T19">Group</text:span> link</text:p>
          </table:table-cell>
          <table:table-cell table:style-name="ce202" office:value-type="string">
            <text:p>- Show all the the navigation of groups which have created and user can add/edit/delete navigation, edit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0];6;1)&gt;MID([.F29];6;1);&quot;&quot;;MAX([.A$7:.A29])+1)" office:value-type="float" office:value="12">
            <text:p>012</text:p>
          </table:table-cell>
          <table:table-cell table:style-name="ce186" office:value-type="string">
            <text:p>PLT_22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navigation</text:p>
          </table:table-cell>
          <table:table-cell table:style-name="ce197" office:value-type="string">
            <text:p>Check displaying User Navigation</text:p>
          </table:table-cell>
          <table:table-cell table:style-name="ce202" office:value-type="string">
            <text:p>Step 1: Check displaying Dashboard Navigation</text:p>
          </table:table-cell>
          <table:table-cell table:style-name="ce202" office:value-type="string">
            <text:p>- Login by admin</text:p>
            <text:p>- Click on <text:span text:style-name="T19">Dashboard</text:span> link</text:p>
          </table:table-cell>
          <table:table-cell table:style-name="ce202" office:value-type="string">
            <text:p>Show sub-menu on dashboard. Can add/edit/delete tab, add gadget for tab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6" table:formula="oooc:=IF(MID([.F31];6;1)&gt;MID([.F30];6;1);&quot;&quot;;MAX([.A$7:.A30])+1)" office:value-type="float" office:value="13">
            <text:p>013</text:p>
          </table:table-cell>
          <table:table-cell table:style-name="ce186" office:value-type="string">
            <text:p>PLT_23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admin toolbar portlet</text:p>
          </table:table-cell>
          <table:table-cell table:style-name="ce196" office:value-type="string">
            <text:p>Check showing in Admin toolbar portlet</text:p>
          </table:table-cell>
          <table:table-cell table:style-name="ce202" office:value-type="string">
            <text:p>Step 1: Check showing in Admin toolbar portlet</text:p>
          </table:table-cell>
          <table:table-cell table:style-name="ce202" office:value-type="string">
            <text:p><text:span text:style-name="T17">- Log in by admin</text:span></text:p>
            <text:p><text:span text:style-name="T17">- Click Site or group or dashboard and </text:span><text:span text:style-name="T17">move mouse on </text:span><text:span text:style-name="T19">Site</text:span><text:span text:style-name="T17"> </text:span><text:span text:style-name="T9">editor or Group </text:span><text:span text:style-name="T9">editor or Dashboard editor</text:span><text:span text:style-name="T17"> link</text:span></text:p>
          </table:table-cell>
          <table:table-cell table:style-name="ce202" office:value-type="string">
            <text:p>Show list all functions for <text:span text:style-name="T9">editor</text:span><text:span text:style-name="T17"> in </text:span><text:span text:style-name="T17">menu form:</text:span></text:p>
            <text:p><text:span text:style-name="T17">- </text:span><text:span text:style-name="T9">Add new page: </text:span><text:span text:style-name="T17">user can add new </text:span><text:span text:style-name="T17">page by wizard</text:span></text:p>
            <text:p><text:span text:style-name="T9">- Edit page: </text:span><text:span text:style-name="T17">user can edit current </text:span><text:span text:style-name="T17">page</text:span><text:span text:style-name="T9"> </text:span></text:p>
            <text:p><text:span text:style-name="T9">- Edit site layout: </text:span><text:span text:style-name="T17">user can edit layout </text:span></text:p>
          </table:table-cell>
          <table:table-cell table:style-name="ce211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6"/>
          <table:table-cell table:number-columns-repeated="2"/>
          <table:table-cell table:style-name="ce187"/>
          <table:table-cell table:style-name="ce72"/>
          <table:table-cell table:style-name="ce202" table:number-columns-repeated="3"/>
          <table:table-cell table:number-columns-repeated="248"/>
        </table:table-row>
        <table:table-row table:style-name="ro15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1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202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3"/>
        <table:table-column table:style-name="co37" table:default-cell-style-name="ce124"/>
        <table:table-column table:style-name="co10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13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7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, drag &amp; Drop Gadget into Dashboard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10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5" office:value-type="string">
            <text:p>PLT_10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5" office:value-type="float" office:value="2">
            <text:p>002</text:p>
          </table:table-cell>
          <table:table-cell table:style-name="ce185" office:value-type="string">
            <text:p>PLT_11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0];6;1)&gt;MID([.F9];6;1);&quot;&quot;;MAX([.A$7:.A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with all gadget default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2];6;1)&gt;MID([.F11];6;1);&quot;&quot;;MAX([.A$7:.A1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valid in URL which want to add</text:p>
            <text:p>- Click <text:span text:style-name="T9">Add Gadget</text:span></text:p>
          </table:table-cell>
          <table:table-cell table:style-name="ce206" office:value-type="string">
            <text:p>- New gadget is added successfully into dashboard 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185" office:value-type="string">
            <text:p>PLT_11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6];6;1)&gt;MID([.F15];6;1);&quot;&quot;;MAX([.A$7:.A15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Leave URL bank</text:p>
            <text:p>- Click <text:span text:style-name="T9">Add Gadget</text:span></text:p>
          </table:table-cell>
          <table:table-cell table:style-name="ce206" office:value-type="string">
            <text:p>- Show message alerts text field is required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7];6;1)&gt;MID([.F16];6;1);&quot;&quot;;MAX([.A$7:.A16])+1)" office:value-type="float" office:value="4">
            <text:p>004</text:p>
          </table:table-cell>
          <table:table-cell table:style-name="ce185" office:value-type="string">
            <text:p>PLT_11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8];6;1)&gt;MID([.F17];6;1);&quot;&quot;;MAX([.A$7:.A17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invalid in URL which want to add</text:p>
            <text:p>- Click <text:span text:style-name="T9">Add Gadget</text:span></text:p>
          </table:table-cell>
          <table:table-cell table:style-name="ce206" office:value-type="string">
            <text:p>- Show message alerts The inputed url is invalid! Please enter a correct url of gadget's xml or RSS feed !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1];6;1)&gt;MID([.F20];6;1);&quot;&quot;;MAX([.A$7:.A20])+1)" office:value-type="float" office:value="5">
            <text:p>005</text:p>
          </table:table-cell>
          <table:table-cell table:style-name="ce185" office:value-type="string">
            <text:p>PLT_11</text:p>
          </table:table-cell>
          <table:table-cell table:style-name="ce103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2];6;1)&gt;MID([.F21];6;1);&quot;&quot;;MAX([.A$7:.A2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3];6;1)&gt;MID([.F22];6;1);&quot;&quot;;MAX([.A$7:.A22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URL is not correct URL of gadget's xml or RSS feed</text:p>
            <text:p>- Click <text:span text:style-name="T9">Add Gadget</text:span></text:p>
          </table:table-cell>
          <table:table-cell table:style-name="ce204" office:value-type="string">
            <text:p>- Show message alerts The url is invalid. Please enter a correct url of a gadget xml or of an RSS feed.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5];6;1)&gt;MID([.F24];6;1);&quot;&quot;;MAX([.A$7:.A24])+1)" office:value-type="float" office:value="6">
            <text:p>006</text:p>
          </table:table-cell>
          <table:table-cell table:style-name="ce185" office:value-type="string">
            <text:p>PLT_12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6];6;1)&gt;MID([.F25];6;1);&quot;&quot;;MAX([.A$7:.A25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7];6;1)&gt;MID([.F26];6;1);&quot;&quot;;MAX([.A$7:.A26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8];6;1)&gt;MID([.F27];6;1);&quot;&quot;;MAX([.A$7:.A27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223" office:value-type="string">
            <text:p>Step 4: drag and drop portlet into space</text:p>
          </table:table-cell>
          <table:table-cell table:style-name="ce128" office:value-type="string">
            <text:p>Click Gadget in the left pane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9];6;1)&gt;MID([.F28];6;1);&quot;&quot;;MAX([.A$7:.A28])+1)" office:value-type="float" office:value="7">
            <text:p>007</text:p>
          </table:table-cell>
          <table:table-cell table:style-name="ce185" office:value-type="string">
            <text:p>PLT_12</text:p>
          </table:table-cell>
          <table:table-cell table:style-name="ce103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8" office:value-type="string">
            <text:p>Change position of gadget in Dashboard 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0];6;1)&gt;MID([.F29];6;1);&quot;&quot;;MAX([.A$7:.A29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31];6;1)&gt;MID([.F30];6;1);&quot;&quot;;MAX([.A$7:.A30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32];6;1)&gt;MID([.F31];6;1);&quot;&quot;;MAX([.A$7:.A31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224" office:value-type="string">
            <text:p>Step 4: Change position of gadget</text:p>
          </table:table-cell>
          <table:table-cell table:style-name="ce212" office:value-type="string">
            <text:p>Select a gadget in Gadget Container in the right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3];6;1)&gt;MID([.F32];6;1);&quot;&quot;;MAX([.A$7:.A32])+1)" office:value-type="float" office:value="8">
            <text:p>008</text:p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4];6;1)&gt;MID([.F33];6;1);&quot;&quot;;MAX([.A$7:.A33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5];6;1)&gt;MID([.F34];6;1);&quot;&quot;;MAX([.A$7:.A34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217" office:value-type="string">
            <text:p>Add new tab for Dashboard</text:p>
          </table:table-cell>
          <table:table-cell table:style-name="ce217" office:value-type="string">
            <text:p>Step 3: Add new tab with valid value</text:p>
          </table:table-cell>
          <table:table-cell table:style-name="ce217" office:value-type="string">
            <text:p>- Click corresponding cross (+) icon on Tabbed Dashboard Portlet</text:p>
            <text:p>- Input name for new tab and click enter</text:p>
          </table:table-cell>
          <table:table-cell table:style-name="ce217" office:value-type="string">
            <text:p>- New tab is added for dashboard successfully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6];6;1)&gt;MID([.F35];6;1);&quot;&quot;;MAX([.A$7:.A35])+1)" office:value-type="float" office:value="9">
            <text:p>009</text:p>
          </table:table-cell>
          <table:table-cell table:style-name="ce185" office:value-type="string">
            <text:p>PLT_13</text:p>
          </table:table-cell>
          <table:table-cell table:style-name="ce103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8" office:value-type="string">
            <text:p>Add new tab for Dashboard starts with number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7];6;1)&gt;MID([.F36];6;1);&quot;&quot;;MAX([.A$7:.A3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38];6;1)&gt;MID([.F37];6;1);&quot;&quot;;MAX([.A$7:.A37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217" office:value-type="string">
            <text:p>Step 3: Add new tab start with number</text:p>
          </table:table-cell>
          <table:table-cell table:style-name="ce21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39];6;1)&gt;MID([.F38];6;1);&quot;&quot;;MAX([.A$7:.A38])+1)" office:value-type="float" office:value="10">
            <text:p>010</text:p>
          </table:table-cell>
          <table:table-cell table:style-name="ce185" office:value-type="string">
            <text:p>PLT_13</text:p>
          </table:table-cell>
          <table:table-cell table:style-name="ce103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40];6;1)&gt;MID([.F39];6;1);&quot;&quot;;MAX([.A$7:.A39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/text:span><text:span text:style-name="T41"><text:s/>underscore, </text:span><text:span text:style-name="T42">dash</text:span><text:span text:style-name="T41"> and dot</text:span>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/text:span><text:span text:style-name="T41"><text:s/>underscore, </text:span><text:span text:style-name="T42">dash</text:span><text:span text:style-name="T41"> and dot</text:span></text:p>
          </table:table-cell>
          <table:table-cell table:style-name="ce217" office:value-type="string">
            <text:p>Step 3: Add new tab start <text:span text:style-name="T41">with <text:s/></text:span><text:span text:style-name="T41">underscore, </text:span><text:span text:style-name="T42">dash</text:span><text:span text:style-name="T41"> and dot</text:span></text:p>
          </table:table-cell>
          <table:table-cell table:style-name="ce217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42];6;1)&gt;MID([.F41];6;1);&quot;&quot;;MAX([.A$7:.A41])+1)" office:value-type="float" office:value="11">
            <text:p>011</text:p>
          </table:table-cell>
          <table:table-cell table:style-name="ce185" office:value-type="string">
            <text:p>PLT_13</text:p>
          </table:table-cell>
          <table:table-cell table:style-name="ce103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3];6;1)&gt;MID([.F42];6;1);&quot;&quot;;MAX([.A$7:.A42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4];6;1)&gt;MID([.F43];6;1);&quot;&quot;;MAX([.A$7:.A43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217" office:value-type="string">
            <text:p>Step 3: Add new tab contains special characters</text:p>
          </table:table-cell>
          <table:table-cell table:style-name="ce21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5];6;1)&gt;MID([.F44];6;1);&quot;&quot;;MAX([.A$7:.A44])+1)" office:value-type="float" office:value="12">
            <text:p>012</text:p>
          </table:table-cell>
          <table:table-cell table:style-name="ce185" office:value-type="string">
            <text:p>PLT_13</text:p>
          </table:table-cell>
          <table:table-cell table:style-name="ce103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11">Add new tab for Dashboard </text:span>when name over 50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</text:span>when name over 50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7];6;1)&gt;MID([.F46];6;1);&quot;&quot;;MAX([.A$7:.A4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7" office:value-type="string">
            <text:p>Step 3: Add new tab over 50 characters</text:p>
          </table:table-cell>
          <table:table-cell table:style-name="ce21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7" office:value-type="string">
            <text:p>- New tab is added for dashboard successfully and not exceed 50 characters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8];6;1)&gt;MID([.F47];6;1);&quot;&quot;;MAX([.A$7:.A47])+1)" office:value-type="float" office:value="13">
            <text:p>013</text:p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 with 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9];6;1)&gt;MID([.F48];6;1);&quot;&quot;;MAX([.A$7:.A48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0];6;1)&gt;MID([.F49];6;1);&quot;&quot;;MAX([.A$7:.A49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1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and click enter</text:p>
          </table:table-cell>
          <table:table-cell table:style-name="ce225" office:value-type="string">
            <text:p>Edit name for tab successfully. Tab is displayed <text:s/>with edited nam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1];6;1)&gt;MID([.F50];6;1);&quot;&quot;;MAX([.A$7:.A50])+1)" office:value-type="float" office:value="14">
            <text:p>014</text:p>
          </table:table-cell>
          <table:table-cell table:style-name="ce185" office:value-type="string">
            <text:p>PLT_14</text:p>
          </table:table-cell>
          <table:table-cell table:style-name="ce103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 with in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</text:span><text:span text:style-name="T41">characters)</text:span>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4];6;1)&gt;MID([.F53];6;1);&quot;&quot;;MAX([.A$7:.A53])+1)" office:value-type="float" office:value="15">
            <text:p>015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5];6;1)&gt;MID([.F54];6;1);&quot;&quot;;MAX([.A$7:.A54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5" office:value-type="string">
            <text:p>Delete tab successfully, deleted tab disappears in Dashboard pag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7];6;1)&gt;MID([.F56];6;1);&quot;&quot;;MAX([.A$7:.A56])+1)" office:value-type="float" office:value="16">
            <text:p>016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 without confirmation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tab is deleted</text:span>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17">
            <text:p>017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217" office:value-type="string">
            <text:p>Step 3: Delete the last tab for Dashboard</text:p>
          </table:table-cell>
          <table:table-cell table:style-name="ce217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Show message alert Can not </text:p>
            <text:p>delete the last tab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0"/>
        <table:table-column table:style-name="co38" table:default-cell-style-name="ce233"/>
        <table:table-column table:style-name="co39" table:default-cell-style-name="ce235"/>
        <table:table-column table:style-name="co40" table:default-cell-style-name="ce237"/>
        <table:table-column table:style-name="co41" table:default-cell-style-name="ce237"/>
        <table:table-column table:style-name="co10" table:default-cell-style-name="ce238"/>
        <table:table-column table:style-name="co10" table:number-columns-repeated="243" table:default-cell-style-name="ce240"/>
        <table:table-row table:style-name="ro38">
          <table:table-cell table:style-name="ce22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2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229"/>
          <table:covered-table-cell table:number-columns-repeated="4" table:style-name="ce232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3" office:value-type="string">
            <text:p>Account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0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0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0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14]=[.$A20])*([Application_Registry.A$5:Application_Registry.A$1014]&lt;&gt;&quot;&quot;))" office:value-type="float" office:value="18">
            <text:p>18</text:p>
          </table:table-cell>
          <table:table-cell table:number-columns-repeated="243"/>
        </table:table-row>
        <table:table-row table:style-name="ro40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14]=[.$A21])*([Application_Registry.A$5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14]=[.$A22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14]=[.$A2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7:Application_Registry.B$1014]=[.$A24])*([Application_Registry.A$7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14]=[.$A25])*([Application_Registry.A$5:Application_Registry.A$101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14]=[.$A26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14]=[.$A27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14]=[.$A28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14]=[.$A29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14]=[.$A30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14]=[.$A31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14]=[.$A32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14]=[.$A3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14]=[.$A34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14]=[.$A35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Breadcumbs</text:p>
          </table:table-cell>
          <table:table-cell table:style-name="ce23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Site map</text:p>
          </table:table-cell>
          <table:table-cell table:style-name="ce23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8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39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0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1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2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3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6</text:p>
          </table:table-cell>
          <table:table-cell table:style-name="ce234" office:value-type="string">
            <text:p>Star toolbar </text:p>
            <text:p>portlet</text:p>
          </table:table-cell>
          <table:table-cell table:style-name="ce234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4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table:style-name="ce234" office:value-type="string">
            <text:p>User toolbar </text:p>
            <text:p>Site portlet</text:p>
          </table:table-cell>
          <table:table-cell table:style-name="ce234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table:style-name="ce234" office:value-type="string">
            <text:p>User <text:s/>toolbar </text:p>
            <text:p>Group portlet</text:p>
          </table:table-cell>
          <table:table-cell table:style-name="ce234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table:style-name="ce234" office:value-type="string">
            <text:p>User toolbar </text:p>
            <text:p>Dashboard portlet</text:p>
          </table:table-cell>
          <table:table-cell table:style-name="ce234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0</text:p>
          </table:table-cell>
          <table:table-cell table:number-columns-repeated="2" table:style-name="ce234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table:number-columns-repeated="2" table:style-name="ce234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table:number-columns-repeated="2" table:style-name="ce234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3</text:p>
          </table:table-cell>
          <table:table-cell table:style-name="ce234" office:value-type="string">
            <text:p>Admin toolbar </text:p>
            <text:p>portlet</text:p>
          </table:table-cell>
          <table:table-cell table:style-name="ce234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PLT_24</text:p>
          </table:table-cell>
          <table:table-cell office:value-type="string">
            <text:p>Account register</text:p>
          </table:table-cell>
          <table:table-cell table:style-name="ce233" office:value-type="string">
            <text:p>Account register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2])*([Account_register.A$5:Account_register.A$1014]&lt;&gt;&quot;&quot;))" office:value-type="float" office:value="25">
            <text:p>25</text:p>
          </table:table-cell>
          <table:table-cell table:style-name="Default" table:number-columns-repeated="243"/>
        </table:table-row>
        <table:table-row table:style-name="ro41">
          <table:table-cell table:style-name="ce231" office:value-type="string" table:number-columns-spanned="5" table:number-rows-spanned="1">
            <text:p>Total</text:p>
          </table:table-cell>
          <table:covered-table-cell table:number-columns-repeated="4" table:style-name="ce91"/>
          <table:table-cell table:style-name="ce239" table:formula="oooc:=SUM([.F4:.F45])" office:value-type="float" office:value="206">
            <text:p>20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03/24/2010</text:date>, <text:time>17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uan Nguyen</dc:creator>
    <dc:date>2010-03-24T17:52:13</dc:date>
    <dc:language>en-US</dc:language>
    <meta:editing-cycles>345</meta:editing-cycles>
    <meta:editing-duration>P6DT8H8M1S</meta:editing-duration>
    <meta:user-defined meta:name="Info 1"/>
    <meta:user-defined meta:name="Info 2"/>
    <meta:user-defined meta:name="Info 3"/>
    <meta:user-defined meta:name="Info 4"/>
    <meta:document-statistic meta:table-count="9" meta:cell-count="7215" meta:object-count="6"/>
  </office:meta>
</office:document-meta>
</file>